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" style:family="table-cell" style:parent-style-name="_21315__20998__20301_" style:data-style-name="N49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6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8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" style:family="table-cell" style:parent-style-name="_21315__20998__20301_" style:data-style-name="N49">
      <style:table-cell-properties fo:border="thin solid #000000" style:vertical-align="middle" style:cell-protect="non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11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12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13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" style:family="table-cell" style:parent-style-name="_21315__20998__20301_" style:data-style-name="N49">
      <style:table-cell-properties fo:border="thin solid #000000" style:vertical-align="middle" style:cell-protect="non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18" style:family="table-cell" style:parent-style-name="_21315__20998__20301_" style:data-style-name="N49">
      <style:table-cell-properties fo:border-top="thin solid #000000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2616666666667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39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9-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9 年 1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84" table:style-name="ce4">
            <text:p>9584</text:p>
          </table:table-cell>
          <table:table-cell office:value-type="float" office:value="9564" table:style-name="ce4">
            <text:p>9564</text:p>
          </table:table-cell>
          <table:table-cell office:value-type="float" office:value="1060206" table:style-name="ce4">
            <text:p>1060206</text:p>
          </table:table-cell>
          <table:table-cell office:value-type="float" office:value="2642877" table:style-name="ce4">
            <text:p>2642877</text:p>
          </table:table-cell>
          <table:table-cell office:value-type="float" office:value="1258801" table:style-name="ce4">
            <text:p>1258801</text:p>
          </table:table-cell>
          <table:table-cell office:value-type="float" office:value="1384076" table:style-name="ce4">
            <text:p>138407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3" table:style-name="ce4">
            <text:p>763</text:p>
          </table:table-cell>
          <table:table-cell office:value-type="float" office:value="81289" table:style-name="ce4">
            <text:p>81289</text:p>
          </table:table-cell>
          <table:table-cell office:value-type="float" office:value="204043" table:style-name="ce4">
            <text:p>204043</text:p>
          </table:table-cell>
          <table:table-cell office:value-type="float" office:value="95406" table:style-name="ce4">
            <text:p>95406</text:p>
          </table:table-cell>
          <table:table-cell office:value-type="float" office:value="108637" table:style-name="ce4">
            <text:p>10863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4" table:style-name="ce4">
            <text:p>904</text:p>
          </table:table-cell>
          <table:table-cell office:value-type="float" office:value="903" table:style-name="ce4">
            <text:p>903</text:p>
          </table:table-cell>
          <table:table-cell office:value-type="float" office:value="89351" table:style-name="ce4">
            <text:p>89351</text:p>
          </table:table-cell>
          <table:table-cell office:value-type="float" office:value="219744" table:style-name="ce4">
            <text:p>219744</text:p>
          </table:table-cell>
          <table:table-cell office:value-type="float" office:value="104441" table:style-name="ce4">
            <text:p>104441</text:p>
          </table:table-cell>
          <table:table-cell office:value-type="float" office:value="115303" table:style-name="ce4">
            <text:p>11530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1609" table:style-name="ce4">
            <text:p>121609</text:p>
          </table:table-cell>
          <table:table-cell office:value-type="float" office:value="307526" table:style-name="ce4">
            <text:p>307526</text:p>
          </table:table-cell>
          <table:table-cell office:value-type="float" office:value="143049" table:style-name="ce4">
            <text:p>143049</text:p>
          </table:table-cell>
          <table:table-cell office:value-type="float" office:value="164477" table:style-name="ce4">
            <text:p>16447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682" table:style-name="ce4">
            <text:p>100682</text:p>
          </table:table-cell>
          <table:table-cell office:value-type="float" office:value="227266" table:style-name="ce4">
            <text:p>227266</text:p>
          </table:table-cell>
          <table:table-cell office:value-type="float" office:value="105497" table:style-name="ce4">
            <text:p>105497</text:p>
          </table:table-cell>
          <table:table-cell office:value-type="float" office:value="121769" table:style-name="ce4">
            <text:p>12176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3" table:style-name="ce4">
            <text:p>583</text:p>
          </table:table-cell>
          <table:table-cell office:value-type="float" office:value="65697" table:style-name="ce4">
            <text:p>65697</text:p>
          </table:table-cell>
          <table:table-cell office:value-type="float" office:value="157743" table:style-name="ce4">
            <text:p>157743</text:p>
          </table:table-cell>
          <table:table-cell office:value-type="float" office:value="75103" table:style-name="ce4">
            <text:p>75103</text:p>
          </table:table-cell>
          <table:table-cell office:value-type="float" office:value="82640" table:style-name="ce4">
            <text:p>8264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2" table:style-name="ce4">
            <text:p>522</text:p>
          </table:table-cell>
          <table:table-cell office:value-type="float" office:value="520" table:style-name="ce4">
            <text:p>520</text:p>
          </table:table-cell>
          <table:table-cell office:value-type="float" office:value="51900" table:style-name="ce4">
            <text:p>51900</text:p>
          </table:table-cell>
          <table:table-cell office:value-type="float" office:value="125909" table:style-name="ce4">
            <text:p>125909</text:p>
          </table:table-cell>
          <table:table-cell office:value-type="float" office:value="61086" table:style-name="ce4">
            <text:p>61086</text:p>
          </table:table-cell>
          <table:table-cell office:value-type="float" office:value="64823" table:style-name="ce4">
            <text:p>6482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5" table:style-name="ce4">
            <text:p>725</text:p>
          </table:table-cell>
          <table:table-cell office:value-type="float" office:value="725" table:style-name="ce4">
            <text:p>725</text:p>
          </table:table-cell>
          <table:table-cell office:value-type="float" office:value="79252" table:style-name="ce4">
            <text:p>79252</text:p>
          </table:table-cell>
          <table:table-cell office:value-type="float" office:value="186848" table:style-name="ce4">
            <text:p>186848</text:p>
          </table:table-cell>
          <table:table-cell office:value-type="float" office:value="91507" table:style-name="ce4">
            <text:p>91507</text:p>
          </table:table-cell>
          <table:table-cell office:value-type="float" office:value="95341" table:style-name="ce4">
            <text:p>9534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4" table:style-name="ce4">
            <text:p>1004</text:p>
          </table:table-cell>
          <table:table-cell office:value-type="float" office:value="1001" table:style-name="ce4">
            <text:p>1001</text:p>
          </table:table-cell>
          <table:table-cell office:value-type="float" office:value="107333" table:style-name="ce4">
            <text:p>107333</text:p>
          </table:table-cell>
          <table:table-cell office:value-type="float" office:value="271674" table:style-name="ce4">
            <text:p>271674</text:p>
          </table:table-cell>
          <table:table-cell office:value-type="float" office:value="129917" table:style-name="ce4">
            <text:p>129917</text:p>
          </table:table-cell>
          <table:table-cell office:value-type="float" office:value="141757" table:style-name="ce4">
            <text:p>14175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4" table:style-name="ce4">
            <text:p>454</text:p>
          </table:table-cell>
          <table:table-cell office:value-type="float" office:value="452" table:style-name="ce4">
            <text:p>452</text:p>
          </table:table-cell>
          <table:table-cell office:value-type="float" office:value="47575" table:style-name="ce4">
            <text:p>47575</text:p>
          </table:table-cell>
          <table:table-cell office:value-type="float" office:value="120161" table:style-name="ce4">
            <text:p>120161</text:p>
          </table:table-cell>
          <table:table-cell office:value-type="float" office:value="58703" table:style-name="ce4">
            <text:p>58703</text:p>
          </table:table-cell>
          <table:table-cell office:value-type="float" office:value="61458" table:style-name="ce4">
            <text:p>61458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2" table:style-name="ce4">
            <text:p>912</text:p>
          </table:table-cell>
          <table:table-cell office:value-type="float" office:value="910" table:style-name="ce4">
            <text:p>910</text:p>
          </table:table-cell>
          <table:table-cell office:value-type="float" office:value="109495" table:style-name="ce4">
            <text:p>109495</text:p>
          </table:table-cell>
          <table:table-cell office:value-type="float" office:value="285526" table:style-name="ce4">
            <text:p>285526</text:p>
          </table:table-cell>
          <table:table-cell office:value-type="float" office:value="136057" table:style-name="ce4">
            <text:p>136057</text:p>
          </table:table-cell>
          <table:table-cell office:value-type="float" office:value="149469" table:style-name="ce4">
            <text:p>14946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8095" table:style-name="ce4">
            <text:p>108095</text:p>
          </table:table-cell>
          <table:table-cell office:value-type="float" office:value="283282" table:style-name="ce4">
            <text:p>283282</text:p>
          </table:table-cell>
          <table:table-cell office:value-type="float" office:value="136455" table:style-name="ce4">
            <text:p>136455</text:p>
          </table:table-cell>
          <table:table-cell office:value-type="float" office:value="146827" table:style-name="ce4">
            <text:p>14682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7928" table:style-name="ce4">
            <text:p>97928</text:p>
          </table:table-cell>
          <table:table-cell office:value-type="float" office:value="253155" table:style-name="ce4">
            <text:p>253155</text:p>
          </table:table-cell>
          <table:table-cell office:value-type="float" office:value="121580" table:style-name="ce4">
            <text:p>121580</text:p>
          </table:table-cell>
          <table:table-cell office:value-type="float" office:value="131575" table:style-name="ce4">
            <text:p>131575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9-2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9 年 2<text:span text:style-name="T1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covered-table-cell/>
          <table:table-cell office:value-type="string" table:style-name="ce8">
            <text:p>合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85" table:style-name="ce4">
            <text:p>9585</text:p>
          </table:table-cell>
          <table:table-cell office:value-type="float" office:value="9567" table:style-name="ce4">
            <text:p>9567</text:p>
          </table:table-cell>
          <table:table-cell office:value-type="float" office:value="1059903" table:style-name="ce4">
            <text:p>1059903</text:p>
          </table:table-cell>
          <table:table-cell office:value-type="float" office:value="2639084" table:style-name="ce4">
            <text:p>2639084</text:p>
          </table:table-cell>
          <table:table-cell office:value-type="float" office:value="1256806" table:style-name="ce4">
            <text:p>1256806</text:p>
          </table:table-cell>
          <table:table-cell office:value-type="float" office:value="1382278" table:style-name="ce4">
            <text:p>1382278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3" table:style-name="ce4">
            <text:p>763</text:p>
          </table:table-cell>
          <table:table-cell office:value-type="float" office:value="81194" table:style-name="ce4">
            <text:p>81194</text:p>
          </table:table-cell>
          <table:table-cell office:value-type="float" office:value="203658" table:style-name="ce4">
            <text:p>203658</text:p>
          </table:table-cell>
          <table:table-cell office:value-type="float" office:value="95163" table:style-name="ce4">
            <text:p>95163</text:p>
          </table:table-cell>
          <table:table-cell office:value-type="float" office:value="108495" table:style-name="ce4">
            <text:p>10849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4" table:style-name="ce4">
            <text:p>904</text:p>
          </table:table-cell>
          <table:table-cell office:value-type="float" office:value="903" table:style-name="ce4">
            <text:p>903</text:p>
          </table:table-cell>
          <table:table-cell office:value-type="float" office:value="89271" table:style-name="ce4">
            <text:p>89271</text:p>
          </table:table-cell>
          <table:table-cell office:value-type="float" office:value="219315" table:style-name="ce4">
            <text:p>219315</text:p>
          </table:table-cell>
          <table:table-cell office:value-type="float" office:value="104178" table:style-name="ce4">
            <text:p>104178</text:p>
          </table:table-cell>
          <table:table-cell office:value-type="float" office:value="115137" table:style-name="ce4">
            <text:p>11513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1548" table:style-name="ce4">
            <text:p>121548</text:p>
          </table:table-cell>
          <table:table-cell office:value-type="float" office:value="307129" table:style-name="ce4">
            <text:p>307129</text:p>
          </table:table-cell>
          <table:table-cell office:value-type="float" office:value="142836" table:style-name="ce4">
            <text:p>142836</text:p>
          </table:table-cell>
          <table:table-cell office:value-type="float" office:value="164293" table:style-name="ce4">
            <text:p>164293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610" table:style-name="ce4">
            <text:p>100610</text:p>
          </table:table-cell>
          <table:table-cell office:value-type="float" office:value="226852" table:style-name="ce4">
            <text:p>226852</text:p>
          </table:table-cell>
          <table:table-cell office:value-type="float" office:value="105290" table:style-name="ce4">
            <text:p>105290</text:p>
          </table:table-cell>
          <table:table-cell office:value-type="float" office:value="121562" table:style-name="ce4">
            <text:p>12156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3" table:style-name="ce4">
            <text:p>583</text:p>
          </table:table-cell>
          <table:table-cell office:value-type="float" office:value="65663" table:style-name="ce4">
            <text:p>65663</text:p>
          </table:table-cell>
          <table:table-cell office:value-type="float" office:value="157567" table:style-name="ce4">
            <text:p>157567</text:p>
          </table:table-cell>
          <table:table-cell office:value-type="float" office:value="75025" table:style-name="ce4">
            <text:p>75025</text:p>
          </table:table-cell>
          <table:table-cell office:value-type="float" office:value="82542" table:style-name="ce4">
            <text:p>8254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2" table:style-name="ce4">
            <text:p>522</text:p>
          </table:table-cell>
          <table:table-cell office:value-type="float" office:value="520" table:style-name="ce4">
            <text:p>520</text:p>
          </table:table-cell>
          <table:table-cell office:value-type="float" office:value="51920" table:style-name="ce4">
            <text:p>51920</text:p>
          </table:table-cell>
          <table:table-cell office:value-type="float" office:value="125755" table:style-name="ce4">
            <text:p>125755</text:p>
          </table:table-cell>
          <table:table-cell office:value-type="float" office:value="60976" table:style-name="ce4">
            <text:p>60976</text:p>
          </table:table-cell>
          <table:table-cell office:value-type="float" office:value="64779" table:style-name="ce4">
            <text:p>6477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5" table:style-name="ce4">
            <text:p>725</text:p>
          </table:table-cell>
          <table:table-cell office:value-type="float" office:value="725" table:style-name="ce4">
            <text:p>725</text:p>
          </table:table-cell>
          <table:table-cell office:value-type="float" office:value="79249" table:style-name="ce4">
            <text:p>79249</text:p>
          </table:table-cell>
          <table:table-cell office:value-type="float" office:value="186428" table:style-name="ce4">
            <text:p>186428</text:p>
          </table:table-cell>
          <table:table-cell office:value-type="float" office:value="91288" table:style-name="ce4">
            <text:p>91288</text:p>
          </table:table-cell>
          <table:table-cell office:value-type="float" office:value="95140" table:style-name="ce4">
            <text:p>95140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4" table:style-name="ce4">
            <text:p>1004</text:p>
          </table:table-cell>
          <table:table-cell office:value-type="float" office:value="1001" table:style-name="ce4">
            <text:p>1001</text:p>
          </table:table-cell>
          <table:table-cell office:value-type="float" office:value="107307" table:style-name="ce4">
            <text:p>107307</text:p>
          </table:table-cell>
          <table:table-cell office:value-type="float" office:value="271339" table:style-name="ce4">
            <text:p>271339</text:p>
          </table:table-cell>
          <table:table-cell office:value-type="float" office:value="129760" table:style-name="ce4">
            <text:p>129760</text:p>
          </table:table-cell>
          <table:table-cell office:value-type="float" office:value="141579" table:style-name="ce4">
            <text:p>14157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5" table:style-name="ce4">
            <text:p>455</text:p>
          </table:table-cell>
          <table:table-cell office:value-type="float" office:value="455" table:style-name="ce4">
            <text:p>455</text:p>
          </table:table-cell>
          <table:table-cell office:value-type="float" office:value="47623" table:style-name="ce4">
            <text:p>47623</text:p>
          </table:table-cell>
          <table:table-cell office:value-type="float" office:value="120028" table:style-name="ce4">
            <text:p>120028</text:p>
          </table:table-cell>
          <table:table-cell office:value-type="float" office:value="58656" table:style-name="ce4">
            <text:p>58656</text:p>
          </table:table-cell>
          <table:table-cell office:value-type="float" office:value="61372" table:style-name="ce4">
            <text:p>6137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2" table:style-name="ce4">
            <text:p>912</text:p>
          </table:table-cell>
          <table:table-cell office:value-type="float" office:value="910" table:style-name="ce4">
            <text:p>910</text:p>
          </table:table-cell>
          <table:table-cell office:value-type="float" office:value="109484" table:style-name="ce4">
            <text:p>109484</text:p>
          </table:table-cell>
          <table:table-cell office:value-type="float" office:value="285228" table:style-name="ce4">
            <text:p>285228</text:p>
          </table:table-cell>
          <table:table-cell office:value-type="float" office:value="135902" table:style-name="ce4">
            <text:p>135902</text:p>
          </table:table-cell>
          <table:table-cell office:value-type="float" office:value="149326" table:style-name="ce4">
            <text:p>149326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8031" table:style-name="ce4">
            <text:p>108031</text:p>
          </table:table-cell>
          <table:table-cell office:value-type="float" office:value="282774" table:style-name="ce4">
            <text:p>282774</text:p>
          </table:table-cell>
          <table:table-cell office:value-type="float" office:value="136178" table:style-name="ce4">
            <text:p>136178</text:p>
          </table:table-cell>
          <table:table-cell office:value-type="float" office:value="146596" table:style-name="ce4">
            <text:p>146596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003" table:style-name="ce4">
            <text:p>98003</text:p>
          </table:table-cell>
          <table:table-cell office:value-type="float" office:value="253011" table:style-name="ce4">
            <text:p>253011</text:p>
          </table:table-cell>
          <table:table-cell office:value-type="float" office:value="121554" table:style-name="ce4">
            <text:p>121554</text:p>
          </table:table-cell>
          <table:table-cell office:value-type="float" office:value="131457" table:style-name="ce4">
            <text:p>131457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9-3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9 年 3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85" table:style-name="ce4">
            <text:p>9585</text:p>
          </table:table-cell>
          <table:table-cell office:value-type="float" office:value="9568" table:style-name="ce4">
            <text:p>9568</text:p>
          </table:table-cell>
          <table:table-cell office:value-type="float" office:value="1060047" table:style-name="ce4">
            <text:p>1060047</text:p>
          </table:table-cell>
          <table:table-cell office:value-type="float" office:value="2635286" table:style-name="ce4">
            <text:p>2635286</text:p>
          </table:table-cell>
          <table:table-cell office:value-type="float" office:value="1254826" table:style-name="ce4">
            <text:p>1254826</text:p>
          </table:table-cell>
          <table:table-cell office:value-type="float" office:value="1380460" table:style-name="ce4">
            <text:p>138046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3" table:style-name="ce4">
            <text:p>763</text:p>
          </table:table-cell>
          <table:table-cell office:value-type="float" office:value="81183" table:style-name="ce4">
            <text:p>81183</text:p>
          </table:table-cell>
          <table:table-cell office:value-type="float" office:value="203315" table:style-name="ce4">
            <text:p>203315</text:p>
          </table:table-cell>
          <table:table-cell office:value-type="float" office:value="94982" table:style-name="ce4">
            <text:p>94982</text:p>
          </table:table-cell>
          <table:table-cell office:value-type="float" office:value="108333" table:style-name="ce4">
            <text:p>10833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4" table:style-name="ce4">
            <text:p>904</text:p>
          </table:table-cell>
          <table:table-cell office:value-type="float" office:value="903" table:style-name="ce4">
            <text:p>903</text:p>
          </table:table-cell>
          <table:table-cell office:value-type="float" office:value="89178" table:style-name="ce4">
            <text:p>89178</text:p>
          </table:table-cell>
          <table:table-cell office:value-type="float" office:value="218764" table:style-name="ce4">
            <text:p>218764</text:p>
          </table:table-cell>
          <table:table-cell office:value-type="float" office:value="103936" table:style-name="ce4">
            <text:p>103936</text:p>
          </table:table-cell>
          <table:table-cell office:value-type="float" office:value="114828" table:style-name="ce4">
            <text:p>114828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1462" table:style-name="ce4">
            <text:p>121462</text:p>
          </table:table-cell>
          <table:table-cell office:value-type="float" office:value="306660" table:style-name="ce4">
            <text:p>306660</text:p>
          </table:table-cell>
          <table:table-cell office:value-type="float" office:value="142650" table:style-name="ce4">
            <text:p>142650</text:p>
          </table:table-cell>
          <table:table-cell office:value-type="float" office:value="164010" table:style-name="ce4">
            <text:p>16401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646" table:style-name="ce4">
            <text:p>100646</text:p>
          </table:table-cell>
          <table:table-cell office:value-type="float" office:value="226455" table:style-name="ce4">
            <text:p>226455</text:p>
          </table:table-cell>
          <table:table-cell office:value-type="float" office:value="105069" table:style-name="ce4">
            <text:p>105069</text:p>
          </table:table-cell>
          <table:table-cell office:value-type="float" office:value="121386" table:style-name="ce4">
            <text:p>12138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3" table:style-name="ce4">
            <text:p>583</text:p>
          </table:table-cell>
          <table:table-cell office:value-type="float" office:value="65733" table:style-name="ce4">
            <text:p>65733</text:p>
          </table:table-cell>
          <table:table-cell office:value-type="float" office:value="157476" table:style-name="ce4">
            <text:p>157476</text:p>
          </table:table-cell>
          <table:table-cell office:value-type="float" office:value="74974" table:style-name="ce4">
            <text:p>74974</text:p>
          </table:table-cell>
          <table:table-cell office:value-type="float" office:value="82502" table:style-name="ce4">
            <text:p>8250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2" table:style-name="ce4">
            <text:p>522</text:p>
          </table:table-cell>
          <table:table-cell office:value-type="float" office:value="521" table:style-name="ce4">
            <text:p>521</text:p>
          </table:table-cell>
          <table:table-cell office:value-type="float" office:value="51970" table:style-name="ce4">
            <text:p>51970</text:p>
          </table:table-cell>
          <table:table-cell office:value-type="float" office:value="125565" table:style-name="ce4">
            <text:p>125565</text:p>
          </table:table-cell>
          <table:table-cell office:value-type="float" office:value="60834" table:style-name="ce4">
            <text:p>60834</text:p>
          </table:table-cell>
          <table:table-cell office:value-type="float" office:value="64731" table:style-name="ce4">
            <text:p>6473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5" table:style-name="ce4">
            <text:p>725</text:p>
          </table:table-cell>
          <table:table-cell office:value-type="float" office:value="725" table:style-name="ce4">
            <text:p>725</text:p>
          </table:table-cell>
          <table:table-cell office:value-type="float" office:value="79274" table:style-name="ce4">
            <text:p>79274</text:p>
          </table:table-cell>
          <table:table-cell office:value-type="float" office:value="186033" table:style-name="ce4">
            <text:p>186033</text:p>
          </table:table-cell>
          <table:table-cell office:value-type="float" office:value="91081" table:style-name="ce4">
            <text:p>91081</text:p>
          </table:table-cell>
          <table:table-cell office:value-type="float" office:value="94952" table:style-name="ce4">
            <text:p>9495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4" table:style-name="ce4">
            <text:p>1004</text:p>
          </table:table-cell>
          <table:table-cell office:value-type="float" office:value="1001" table:style-name="ce4">
            <text:p>1001</text:p>
          </table:table-cell>
          <table:table-cell office:value-type="float" office:value="107349" table:style-name="ce4">
            <text:p>107349</text:p>
          </table:table-cell>
          <table:table-cell office:value-type="float" office:value="271028" table:style-name="ce4">
            <text:p>271028</text:p>
          </table:table-cell>
          <table:table-cell office:value-type="float" office:value="129563" table:style-name="ce4">
            <text:p>129563</text:p>
          </table:table-cell>
          <table:table-cell office:value-type="float" office:value="141465" table:style-name="ce4">
            <text:p>14146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5" table:style-name="ce4">
            <text:p>455</text:p>
          </table:table-cell>
          <table:table-cell office:value-type="float" office:value="455" table:style-name="ce4">
            <text:p>455</text:p>
          </table:table-cell>
          <table:table-cell office:value-type="float" office:value="47753" table:style-name="ce4">
            <text:p>47753</text:p>
          </table:table-cell>
          <table:table-cell office:value-type="float" office:value="119966" table:style-name="ce4">
            <text:p>119966</text:p>
          </table:table-cell>
          <table:table-cell office:value-type="float" office:value="58607" table:style-name="ce4">
            <text:p>58607</text:p>
          </table:table-cell>
          <table:table-cell office:value-type="float" office:value="61359" table:style-name="ce4">
            <text:p>6135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2" table:style-name="ce4">
            <text:p>912</text:p>
          </table:table-cell>
          <table:table-cell office:value-type="float" office:value="910" table:style-name="ce4">
            <text:p>910</text:p>
          </table:table-cell>
          <table:table-cell office:value-type="float" office:value="109480" table:style-name="ce4">
            <text:p>109480</text:p>
          </table:table-cell>
          <table:table-cell office:value-type="float" office:value="284944" table:style-name="ce4">
            <text:p>284944</text:p>
          </table:table-cell>
          <table:table-cell office:value-type="float" office:value="135748" table:style-name="ce4">
            <text:p>135748</text:p>
          </table:table-cell>
          <table:table-cell office:value-type="float" office:value="149196" table:style-name="ce4">
            <text:p>14919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8012" table:style-name="ce4">
            <text:p>108012</text:p>
          </table:table-cell>
          <table:table-cell office:value-type="float" office:value="282294" table:style-name="ce4">
            <text:p>282294</text:p>
          </table:table-cell>
          <table:table-cell office:value-type="float" office:value="135962" table:style-name="ce4">
            <text:p>135962</text:p>
          </table:table-cell>
          <table:table-cell office:value-type="float" office:value="146332" table:style-name="ce4">
            <text:p>14633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007" table:style-name="ce4">
            <text:p>98007</text:p>
          </table:table-cell>
          <table:table-cell office:value-type="float" office:value="252786" table:style-name="ce4">
            <text:p>252786</text:p>
          </table:table-cell>
          <table:table-cell office:value-type="float" office:value="121420" table:style-name="ce4">
            <text:p>121420</text:p>
          </table:table-cell>
          <table:table-cell office:value-type="float" office:value="131366" table:style-name="ce4">
            <text:p>131366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9-4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9 年 4<text:span text:style-name="T1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covered-table-cell/>
          <table:table-cell office:value-type="string" table:style-name="ce8">
            <text:p>合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85" table:style-name="ce4">
            <text:p>9585</text:p>
          </table:table-cell>
          <table:table-cell office:value-type="float" office:value="9568" table:style-name="ce4">
            <text:p>9568</text:p>
          </table:table-cell>
          <table:table-cell office:value-type="float" office:value="1059749" table:style-name="ce4">
            <text:p>1059749</text:p>
          </table:table-cell>
          <table:table-cell office:value-type="float" office:value="2631083" table:style-name="ce4">
            <text:p>2631083</text:p>
          </table:table-cell>
          <table:table-cell office:value-type="float" office:value="1252726" table:style-name="ce4">
            <text:p>1252726</text:p>
          </table:table-cell>
          <table:table-cell office:value-type="float" office:value="1378357" table:style-name="ce4">
            <text:p>137835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3" table:style-name="ce4">
            <text:p>763</text:p>
          </table:table-cell>
          <table:table-cell office:value-type="float" office:value="81126" table:style-name="ce4">
            <text:p>81126</text:p>
          </table:table-cell>
          <table:table-cell office:value-type="float" office:value="202930" table:style-name="ce4">
            <text:p>202930</text:p>
          </table:table-cell>
          <table:table-cell office:value-type="float" office:value="94795" table:style-name="ce4">
            <text:p>94795</text:p>
          </table:table-cell>
          <table:table-cell office:value-type="float" office:value="108135" table:style-name="ce4">
            <text:p>10813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4" table:style-name="ce4">
            <text:p>904</text:p>
          </table:table-cell>
          <table:table-cell office:value-type="float" office:value="903" table:style-name="ce4">
            <text:p>903</text:p>
          </table:table-cell>
          <table:table-cell office:value-type="float" office:value="89168" table:style-name="ce4">
            <text:p>89168</text:p>
          </table:table-cell>
          <table:table-cell office:value-type="float" office:value="218372" table:style-name="ce4">
            <text:p>218372</text:p>
          </table:table-cell>
          <table:table-cell office:value-type="float" office:value="103731" table:style-name="ce4">
            <text:p>103731</text:p>
          </table:table-cell>
          <table:table-cell office:value-type="float" office:value="114641" table:style-name="ce4">
            <text:p>114641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1413" table:style-name="ce4">
            <text:p>121413</text:p>
          </table:table-cell>
          <table:table-cell office:value-type="float" office:value="306161" table:style-name="ce4">
            <text:p>306161</text:p>
          </table:table-cell>
          <table:table-cell office:value-type="float" office:value="142425" table:style-name="ce4">
            <text:p>142425</text:p>
          </table:table-cell>
          <table:table-cell office:value-type="float" office:value="163736" table:style-name="ce4">
            <text:p>163736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631" table:style-name="ce4">
            <text:p>100631</text:p>
          </table:table-cell>
          <table:table-cell office:value-type="float" office:value="226098" table:style-name="ce4">
            <text:p>226098</text:p>
          </table:table-cell>
          <table:table-cell office:value-type="float" office:value="104882" table:style-name="ce4">
            <text:p>104882</text:p>
          </table:table-cell>
          <table:table-cell office:value-type="float" office:value="121216" table:style-name="ce4">
            <text:p>121216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3" table:style-name="ce4">
            <text:p>583</text:p>
          </table:table-cell>
          <table:table-cell office:value-type="float" office:value="65730" table:style-name="ce4">
            <text:p>65730</text:p>
          </table:table-cell>
          <table:table-cell office:value-type="float" office:value="157198" table:style-name="ce4">
            <text:p>157198</text:p>
          </table:table-cell>
          <table:table-cell office:value-type="float" office:value="74861" table:style-name="ce4">
            <text:p>74861</text:p>
          </table:table-cell>
          <table:table-cell office:value-type="float" office:value="82337" table:style-name="ce4">
            <text:p>8233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2" table:style-name="ce4">
            <text:p>522</text:p>
          </table:table-cell>
          <table:table-cell office:value-type="float" office:value="521" table:style-name="ce4">
            <text:p>521</text:p>
          </table:table-cell>
          <table:table-cell office:value-type="float" office:value="51948" table:style-name="ce4">
            <text:p>51948</text:p>
          </table:table-cell>
          <table:table-cell office:value-type="float" office:value="125374" table:style-name="ce4">
            <text:p>125374</text:p>
          </table:table-cell>
          <table:table-cell office:value-type="float" office:value="60725" table:style-name="ce4">
            <text:p>60725</text:p>
          </table:table-cell>
          <table:table-cell office:value-type="float" office:value="64649" table:style-name="ce4">
            <text:p>6464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5" table:style-name="ce4">
            <text:p>725</text:p>
          </table:table-cell>
          <table:table-cell office:value-type="float" office:value="725" table:style-name="ce4">
            <text:p>725</text:p>
          </table:table-cell>
          <table:table-cell office:value-type="float" office:value="79199" table:style-name="ce4">
            <text:p>79199</text:p>
          </table:table-cell>
          <table:table-cell office:value-type="float" office:value="185647" table:style-name="ce4">
            <text:p>185647</text:p>
          </table:table-cell>
          <table:table-cell office:value-type="float" office:value="90869" table:style-name="ce4">
            <text:p>90869</text:p>
          </table:table-cell>
          <table:table-cell office:value-type="float" office:value="94778" table:style-name="ce4">
            <text:p>94778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4" table:style-name="ce4">
            <text:p>1004</text:p>
          </table:table-cell>
          <table:table-cell office:value-type="float" office:value="1001" table:style-name="ce4">
            <text:p>1001</text:p>
          </table:table-cell>
          <table:table-cell office:value-type="float" office:value="107348" table:style-name="ce4">
            <text:p>107348</text:p>
          </table:table-cell>
          <table:table-cell office:value-type="float" office:value="270565" table:style-name="ce4">
            <text:p>270565</text:p>
          </table:table-cell>
          <table:table-cell office:value-type="float" office:value="129328" table:style-name="ce4">
            <text:p>129328</text:p>
          </table:table-cell>
          <table:table-cell office:value-type="float" office:value="141237" table:style-name="ce4">
            <text:p>14123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5" table:style-name="ce4">
            <text:p>455</text:p>
          </table:table-cell>
          <table:table-cell office:value-type="float" office:value="455" table:style-name="ce4">
            <text:p>455</text:p>
          </table:table-cell>
          <table:table-cell office:value-type="float" office:value="47838" table:style-name="ce4">
            <text:p>47838</text:p>
          </table:table-cell>
          <table:table-cell office:value-type="float" office:value="119892" table:style-name="ce4">
            <text:p>119892</text:p>
          </table:table-cell>
          <table:table-cell office:value-type="float" office:value="58594" table:style-name="ce4">
            <text:p>58594</text:p>
          </table:table-cell>
          <table:table-cell office:value-type="float" office:value="61298" table:style-name="ce4">
            <text:p>61298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2" table:style-name="ce4">
            <text:p>912</text:p>
          </table:table-cell>
          <table:table-cell office:value-type="float" office:value="910" table:style-name="ce4">
            <text:p>910</text:p>
          </table:table-cell>
          <table:table-cell office:value-type="float" office:value="109427" table:style-name="ce4">
            <text:p>109427</text:p>
          </table:table-cell>
          <table:table-cell office:value-type="float" office:value="284653" table:style-name="ce4">
            <text:p>284653</text:p>
          </table:table-cell>
          <table:table-cell office:value-type="float" office:value="135588" table:style-name="ce4">
            <text:p>135588</text:p>
          </table:table-cell>
          <table:table-cell office:value-type="float" office:value="149065" table:style-name="ce4">
            <text:p>14906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7951" table:style-name="ce4">
            <text:p>107951</text:p>
          </table:table-cell>
          <table:table-cell office:value-type="float" office:value="281836" table:style-name="ce4">
            <text:p>281836</text:p>
          </table:table-cell>
          <table:table-cell office:value-type="float" office:value="135743" table:style-name="ce4">
            <text:p>135743</text:p>
          </table:table-cell>
          <table:table-cell office:value-type="float" office:value="146093" table:style-name="ce4">
            <text:p>146093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7970" table:style-name="ce4">
            <text:p>97970</text:p>
          </table:table-cell>
          <table:table-cell office:value-type="float" office:value="252357" table:style-name="ce4">
            <text:p>252357</text:p>
          </table:table-cell>
          <table:table-cell office:value-type="float" office:value="121185" table:style-name="ce4">
            <text:p>121185</text:p>
          </table:table-cell>
          <table:table-cell office:value-type="float" office:value="131172" table:style-name="ce4">
            <text:p>131172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9-5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9 年 5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88" table:style-name="ce4">
            <text:p>9588</text:p>
          </table:table-cell>
          <table:table-cell office:value-type="float" office:value="9569" table:style-name="ce4">
            <text:p>9569</text:p>
          </table:table-cell>
          <table:table-cell office:value-type="float" office:value="1059822" table:style-name="ce4">
            <text:p>1059822</text:p>
          </table:table-cell>
          <table:table-cell office:value-type="float" office:value="2626385" table:style-name="ce4">
            <text:p>2626385</text:p>
          </table:table-cell>
          <table:table-cell office:value-type="float" office:value="1250381" table:style-name="ce4">
            <text:p>1250381</text:p>
          </table:table-cell>
          <table:table-cell office:value-type="float" office:value="1376004" table:style-name="ce4">
            <text:p>1376004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3" table:style-name="ce4">
            <text:p>763</text:p>
          </table:table-cell>
          <table:table-cell office:value-type="float" office:value="81062" table:style-name="ce4">
            <text:p>81062</text:p>
          </table:table-cell>
          <table:table-cell office:value-type="float" office:value="202547" table:style-name="ce4">
            <text:p>202547</text:p>
          </table:table-cell>
          <table:table-cell office:value-type="float" office:value="94667" table:style-name="ce4">
            <text:p>94667</text:p>
          </table:table-cell>
          <table:table-cell office:value-type="float" office:value="107880" table:style-name="ce4">
            <text:p>107880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4" table:style-name="ce4">
            <text:p>904</text:p>
          </table:table-cell>
          <table:table-cell office:value-type="float" office:value="903" table:style-name="ce4">
            <text:p>903</text:p>
          </table:table-cell>
          <table:table-cell office:value-type="float" office:value="89123" table:style-name="ce4">
            <text:p>89123</text:p>
          </table:table-cell>
          <table:table-cell office:value-type="float" office:value="217857" table:style-name="ce4">
            <text:p>217857</text:p>
          </table:table-cell>
          <table:table-cell office:value-type="float" office:value="103475" table:style-name="ce4">
            <text:p>103475</text:p>
          </table:table-cell>
          <table:table-cell office:value-type="float" office:value="114382" table:style-name="ce4">
            <text:p>11438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1429" table:style-name="ce4">
            <text:p>121429</text:p>
          </table:table-cell>
          <table:table-cell office:value-type="float" office:value="305616" table:style-name="ce4">
            <text:p>305616</text:p>
          </table:table-cell>
          <table:table-cell office:value-type="float" office:value="142171" table:style-name="ce4">
            <text:p>142171</text:p>
          </table:table-cell>
          <table:table-cell office:value-type="float" office:value="163445" table:style-name="ce4">
            <text:p>16344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624" table:style-name="ce4">
            <text:p>100624</text:p>
          </table:table-cell>
          <table:table-cell office:value-type="float" office:value="225762" table:style-name="ce4">
            <text:p>225762</text:p>
          </table:table-cell>
          <table:table-cell office:value-type="float" office:value="104692" table:style-name="ce4">
            <text:p>104692</text:p>
          </table:table-cell>
          <table:table-cell office:value-type="float" office:value="121070" table:style-name="ce4">
            <text:p>121070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721" table:style-name="ce4">
            <text:p>65721</text:p>
          </table:table-cell>
          <table:table-cell office:value-type="float" office:value="156884" table:style-name="ce4">
            <text:p>156884</text:p>
          </table:table-cell>
          <table:table-cell office:value-type="float" office:value="74717" table:style-name="ce4">
            <text:p>74717</text:p>
          </table:table-cell>
          <table:table-cell office:value-type="float" office:value="82167" table:style-name="ce4">
            <text:p>8216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2" table:style-name="ce4">
            <text:p>522</text:p>
          </table:table-cell>
          <table:table-cell office:value-type="float" office:value="521" table:style-name="ce4">
            <text:p>521</text:p>
          </table:table-cell>
          <table:table-cell office:value-type="float" office:value="51982" table:style-name="ce4">
            <text:p>51982</text:p>
          </table:table-cell>
          <table:table-cell office:value-type="float" office:value="125152" table:style-name="ce4">
            <text:p>125152</text:p>
          </table:table-cell>
          <table:table-cell office:value-type="float" office:value="60599" table:style-name="ce4">
            <text:p>60599</text:p>
          </table:table-cell>
          <table:table-cell office:value-type="float" office:value="64553" table:style-name="ce4">
            <text:p>64553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5" table:style-name="ce4">
            <text:p>725</text:p>
          </table:table-cell>
          <table:table-cell office:value-type="float" office:value="724" table:style-name="ce4">
            <text:p>724</text:p>
          </table:table-cell>
          <table:table-cell office:value-type="float" office:value="79183" table:style-name="ce4">
            <text:p>79183</text:p>
          </table:table-cell>
          <table:table-cell office:value-type="float" office:value="185255" table:style-name="ce4">
            <text:p>185255</text:p>
          </table:table-cell>
          <table:table-cell office:value-type="float" office:value="90638" table:style-name="ce4">
            <text:p>90638</text:p>
          </table:table-cell>
          <table:table-cell office:value-type="float" office:value="94617" table:style-name="ce4">
            <text:p>9461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7" table:style-name="ce4">
            <text:p>1007</text:p>
          </table:table-cell>
          <table:table-cell office:value-type="float" office:value="1004" table:style-name="ce4">
            <text:p>1004</text:p>
          </table:table-cell>
          <table:table-cell office:value-type="float" office:value="107384" table:style-name="ce4">
            <text:p>107384</text:p>
          </table:table-cell>
          <table:table-cell office:value-type="float" office:value="270144" table:style-name="ce4">
            <text:p>270144</text:p>
          </table:table-cell>
          <table:table-cell office:value-type="float" office:value="129136" table:style-name="ce4">
            <text:p>129136</text:p>
          </table:table-cell>
          <table:table-cell office:value-type="float" office:value="141008" table:style-name="ce4">
            <text:p>141008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5" table:style-name="ce4">
            <text:p>455</text:p>
          </table:table-cell>
          <table:table-cell office:value-type="float" office:value="455" table:style-name="ce4">
            <text:p>455</text:p>
          </table:table-cell>
          <table:table-cell office:value-type="float" office:value="47905" table:style-name="ce4">
            <text:p>47905</text:p>
          </table:table-cell>
          <table:table-cell office:value-type="float" office:value="119759" table:style-name="ce4">
            <text:p>119759</text:p>
          </table:table-cell>
          <table:table-cell office:value-type="float" office:value="58521" table:style-name="ce4">
            <text:p>58521</text:p>
          </table:table-cell>
          <table:table-cell office:value-type="float" office:value="61238" table:style-name="ce4">
            <text:p>61238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2" table:style-name="ce4">
            <text:p>912</text:p>
          </table:table-cell>
          <table:table-cell office:value-type="float" office:value="910" table:style-name="ce4">
            <text:p>910</text:p>
          </table:table-cell>
          <table:table-cell office:value-type="float" office:value="109499" table:style-name="ce4">
            <text:p>109499</text:p>
          </table:table-cell>
          <table:table-cell office:value-type="float" office:value="284268" table:style-name="ce4">
            <text:p>284268</text:p>
          </table:table-cell>
          <table:table-cell office:value-type="float" office:value="135421" table:style-name="ce4">
            <text:p>135421</text:p>
          </table:table-cell>
          <table:table-cell office:value-type="float" office:value="148847" table:style-name="ce4">
            <text:p>14884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7969" table:style-name="ce4">
            <text:p>107969</text:p>
          </table:table-cell>
          <table:table-cell office:value-type="float" office:value="281312" table:style-name="ce4">
            <text:p>281312</text:p>
          </table:table-cell>
          <table:table-cell office:value-type="float" office:value="135492" table:style-name="ce4">
            <text:p>135492</text:p>
          </table:table-cell>
          <table:table-cell office:value-type="float" office:value="145820" table:style-name="ce4">
            <text:p>145820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7941" table:style-name="ce4">
            <text:p>97941</text:p>
          </table:table-cell>
          <table:table-cell office:value-type="float" office:value="251829" table:style-name="ce4">
            <text:p>251829</text:p>
          </table:table-cell>
          <table:table-cell office:value-type="float" office:value="120852" table:style-name="ce4">
            <text:p>120852</text:p>
          </table:table-cell>
          <table:table-cell office:value-type="float" office:value="130977" table:style-name="ce4">
            <text:p>130977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9-6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9 年 6<text:span text:style-name="T1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88" table:style-name="ce4">
            <text:p>9588</text:p>
          </table:table-cell>
          <table:table-cell office:value-type="float" office:value="9570" table:style-name="ce4">
            <text:p>9570</text:p>
          </table:table-cell>
          <table:table-cell office:value-type="float" office:value="1060320" table:style-name="ce4">
            <text:p>1060320</text:p>
          </table:table-cell>
          <table:table-cell office:value-type="float" office:value="2624143" table:style-name="ce4">
            <text:p>2624143</text:p>
          </table:table-cell>
          <table:table-cell office:value-type="float" office:value="1249258" table:style-name="ce4">
            <text:p>1249258</text:p>
          </table:table-cell>
          <table:table-cell office:value-type="float" office:value="1374885" table:style-name="ce4">
            <text:p>137488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3" table:style-name="ce4">
            <text:p>763</text:p>
          </table:table-cell>
          <table:table-cell office:value-type="float" office:value="81062" table:style-name="ce4">
            <text:p>81062</text:p>
          </table:table-cell>
          <table:table-cell office:value-type="float" office:value="202326" table:style-name="ce4">
            <text:p>202326</text:p>
          </table:table-cell>
          <table:table-cell office:value-type="float" office:value="94578" table:style-name="ce4">
            <text:p>94578</text:p>
          </table:table-cell>
          <table:table-cell office:value-type="float" office:value="107748" table:style-name="ce4">
            <text:p>107748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4" table:style-name="ce4">
            <text:p>904</text:p>
          </table:table-cell>
          <table:table-cell office:value-type="float" office:value="903" table:style-name="ce4">
            <text:p>903</text:p>
          </table:table-cell>
          <table:table-cell office:value-type="float" office:value="89130" table:style-name="ce4">
            <text:p>89130</text:p>
          </table:table-cell>
          <table:table-cell office:value-type="float" office:value="217569" table:style-name="ce4">
            <text:p>217569</text:p>
          </table:table-cell>
          <table:table-cell office:value-type="float" office:value="103308" table:style-name="ce4">
            <text:p>103308</text:p>
          </table:table-cell>
          <table:table-cell office:value-type="float" office:value="114261" table:style-name="ce4">
            <text:p>11426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1457" table:style-name="ce4">
            <text:p>121457</text:p>
          </table:table-cell>
          <table:table-cell office:value-type="float" office:value="305389" table:style-name="ce4">
            <text:p>305389</text:p>
          </table:table-cell>
          <table:table-cell office:value-type="float" office:value="142104" table:style-name="ce4">
            <text:p>142104</text:p>
          </table:table-cell>
          <table:table-cell office:value-type="float" office:value="163285" table:style-name="ce4">
            <text:p>16328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714" table:style-name="ce4">
            <text:p>100714</text:p>
          </table:table-cell>
          <table:table-cell office:value-type="float" office:value="225712" table:style-name="ce4">
            <text:p>225712</text:p>
          </table:table-cell>
          <table:table-cell office:value-type="float" office:value="104640" table:style-name="ce4">
            <text:p>104640</text:p>
          </table:table-cell>
          <table:table-cell office:value-type="float" office:value="121072" table:style-name="ce4">
            <text:p>12107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731" table:style-name="ce4">
            <text:p>65731</text:p>
          </table:table-cell>
          <table:table-cell office:value-type="float" office:value="156746" table:style-name="ce4">
            <text:p>156746</text:p>
          </table:table-cell>
          <table:table-cell office:value-type="float" office:value="74656" table:style-name="ce4">
            <text:p>74656</text:p>
          </table:table-cell>
          <table:table-cell office:value-type="float" office:value="82090" table:style-name="ce4">
            <text:p>8209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2" table:style-name="ce4">
            <text:p>522</text:p>
          </table:table-cell>
          <table:table-cell office:value-type="float" office:value="521" table:style-name="ce4">
            <text:p>521</text:p>
          </table:table-cell>
          <table:table-cell office:value-type="float" office:value="52049" table:style-name="ce4">
            <text:p>52049</text:p>
          </table:table-cell>
          <table:table-cell office:value-type="float" office:value="125063" table:style-name="ce4">
            <text:p>125063</text:p>
          </table:table-cell>
          <table:table-cell office:value-type="float" office:value="60551" table:style-name="ce4">
            <text:p>60551</text:p>
          </table:table-cell>
          <table:table-cell office:value-type="float" office:value="64512" table:style-name="ce4">
            <text:p>6451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5" table:style-name="ce4">
            <text:p>725</text:p>
          </table:table-cell>
          <table:table-cell office:value-type="float" office:value="724" table:style-name="ce4">
            <text:p>724</text:p>
          </table:table-cell>
          <table:table-cell office:value-type="float" office:value="79166" table:style-name="ce4">
            <text:p>79166</text:p>
          </table:table-cell>
          <table:table-cell office:value-type="float" office:value="184897" table:style-name="ce4">
            <text:p>184897</text:p>
          </table:table-cell>
          <table:table-cell office:value-type="float" office:value="90462" table:style-name="ce4">
            <text:p>90462</text:p>
          </table:table-cell>
          <table:table-cell office:value-type="float" office:value="94435" table:style-name="ce4">
            <text:p>9443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7" table:style-name="ce4">
            <text:p>1007</text:p>
          </table:table-cell>
          <table:table-cell office:value-type="float" office:value="1004" table:style-name="ce4">
            <text:p>1004</text:p>
          </table:table-cell>
          <table:table-cell office:value-type="float" office:value="107424" table:style-name="ce4">
            <text:p>107424</text:p>
          </table:table-cell>
          <table:table-cell office:value-type="float" office:value="269927" table:style-name="ce4">
            <text:p>269927</text:p>
          </table:table-cell>
          <table:table-cell office:value-type="float" office:value="129037" table:style-name="ce4">
            <text:p>129037</text:p>
          </table:table-cell>
          <table:table-cell office:value-type="float" office:value="140890" table:style-name="ce4">
            <text:p>14089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5" table:style-name="ce4">
            <text:p>455</text:p>
          </table:table-cell>
          <table:table-cell office:value-type="float" office:value="455" table:style-name="ce4">
            <text:p>455</text:p>
          </table:table-cell>
          <table:table-cell office:value-type="float" office:value="47975" table:style-name="ce4">
            <text:p>47975</text:p>
          </table:table-cell>
          <table:table-cell office:value-type="float" office:value="119716" table:style-name="ce4">
            <text:p>119716</text:p>
          </table:table-cell>
          <table:table-cell office:value-type="float" office:value="58467" table:style-name="ce4">
            <text:p>58467</text:p>
          </table:table-cell>
          <table:table-cell office:value-type="float" office:value="61249" table:style-name="ce4">
            <text:p>6124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2" table:style-name="ce4">
            <text:p>912</text:p>
          </table:table-cell>
          <table:table-cell office:value-type="float" office:value="911" table:style-name="ce4">
            <text:p>911</text:p>
          </table:table-cell>
          <table:table-cell office:value-type="float" office:value="109606" table:style-name="ce4">
            <text:p>109606</text:p>
          </table:table-cell>
          <table:table-cell office:value-type="float" office:value="284132" table:style-name="ce4">
            <text:p>284132</text:p>
          </table:table-cell>
          <table:table-cell office:value-type="float" office:value="135371" table:style-name="ce4">
            <text:p>135371</text:p>
          </table:table-cell>
          <table:table-cell office:value-type="float" office:value="148761" table:style-name="ce4">
            <text:p>14876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7984" table:style-name="ce4">
            <text:p>107984</text:p>
          </table:table-cell>
          <table:table-cell office:value-type="float" office:value="280942" table:style-name="ce4">
            <text:p>280942</text:p>
          </table:table-cell>
          <table:table-cell office:value-type="float" office:value="135306" table:style-name="ce4">
            <text:p>135306</text:p>
          </table:table-cell>
          <table:table-cell office:value-type="float" office:value="145636" table:style-name="ce4">
            <text:p>14563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022" table:style-name="ce4">
            <text:p>98022</text:p>
          </table:table-cell>
          <table:table-cell office:value-type="float" office:value="251724" table:style-name="ce4">
            <text:p>251724</text:p>
          </table:table-cell>
          <table:table-cell office:value-type="float" office:value="120778" table:style-name="ce4">
            <text:p>120778</text:p>
          </table:table-cell>
          <table:table-cell office:value-type="float" office:value="130946" table:style-name="ce4">
            <text:p>130946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9-7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9 年 7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covered-table-cell/>
          <table:table-cell office:value-type="string" table:style-name="ce8">
            <text:p>合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89" table:style-name="ce4">
            <text:p>9589</text:p>
          </table:table-cell>
          <table:table-cell office:value-type="float" office:value="9572" table:style-name="ce4">
            <text:p>9572</text:p>
          </table:table-cell>
          <table:table-cell office:value-type="float" office:value="1060529" table:style-name="ce4">
            <text:p>1060529</text:p>
          </table:table-cell>
          <table:table-cell office:value-type="float" office:value="2620037" table:style-name="ce4">
            <text:p>2620037</text:p>
          </table:table-cell>
          <table:table-cell office:value-type="float" office:value="1247311" table:style-name="ce4">
            <text:p>1247311</text:p>
          </table:table-cell>
          <table:table-cell office:value-type="float" office:value="1372726" table:style-name="ce4">
            <text:p>1372726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3" table:style-name="ce4">
            <text:p>763</text:p>
          </table:table-cell>
          <table:table-cell office:value-type="float" office:value="81065" table:style-name="ce4">
            <text:p>81065</text:p>
          </table:table-cell>
          <table:table-cell office:value-type="float" office:value="201975" table:style-name="ce4">
            <text:p>201975</text:p>
          </table:table-cell>
          <table:table-cell office:value-type="float" office:value="94420" table:style-name="ce4">
            <text:p>94420</text:p>
          </table:table-cell>
          <table:table-cell office:value-type="float" office:value="107555" table:style-name="ce4">
            <text:p>10755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5" table:style-name="ce4">
            <text:p>905</text:p>
          </table:table-cell>
          <table:table-cell office:value-type="float" office:value="904" table:style-name="ce4">
            <text:p>904</text:p>
          </table:table-cell>
          <table:table-cell office:value-type="float" office:value="89116" table:style-name="ce4">
            <text:p>89116</text:p>
          </table:table-cell>
          <table:table-cell office:value-type="float" office:value="217151" table:style-name="ce4">
            <text:p>217151</text:p>
          </table:table-cell>
          <table:table-cell office:value-type="float" office:value="103077" table:style-name="ce4">
            <text:p>103077</text:p>
          </table:table-cell>
          <table:table-cell office:value-type="float" office:value="114074" table:style-name="ce4">
            <text:p>114074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1448" table:style-name="ce4">
            <text:p>121448</text:p>
          </table:table-cell>
          <table:table-cell office:value-type="float" office:value="304864" table:style-name="ce4">
            <text:p>304864</text:p>
          </table:table-cell>
          <table:table-cell office:value-type="float" office:value="141837" table:style-name="ce4">
            <text:p>141837</text:p>
          </table:table-cell>
          <table:table-cell office:value-type="float" office:value="163027" table:style-name="ce4">
            <text:p>16302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754" table:style-name="ce4">
            <text:p>100754</text:p>
          </table:table-cell>
          <table:table-cell office:value-type="float" office:value="225511" table:style-name="ce4">
            <text:p>225511</text:p>
          </table:table-cell>
          <table:table-cell office:value-type="float" office:value="104539" table:style-name="ce4">
            <text:p>104539</text:p>
          </table:table-cell>
          <table:table-cell office:value-type="float" office:value="120972" table:style-name="ce4">
            <text:p>12097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713" table:style-name="ce4">
            <text:p>65713</text:p>
          </table:table-cell>
          <table:table-cell office:value-type="float" office:value="156348" table:style-name="ce4">
            <text:p>156348</text:p>
          </table:table-cell>
          <table:table-cell office:value-type="float" office:value="74473" table:style-name="ce4">
            <text:p>74473</text:p>
          </table:table-cell>
          <table:table-cell office:value-type="float" office:value="81875" table:style-name="ce4">
            <text:p>8187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2" table:style-name="ce4">
            <text:p>522</text:p>
          </table:table-cell>
          <table:table-cell office:value-type="float" office:value="521" table:style-name="ce4">
            <text:p>521</text:p>
          </table:table-cell>
          <table:table-cell office:value-type="float" office:value="52007" table:style-name="ce4">
            <text:p>52007</text:p>
          </table:table-cell>
          <table:table-cell office:value-type="float" office:value="124745" table:style-name="ce4">
            <text:p>124745</text:p>
          </table:table-cell>
          <table:table-cell office:value-type="float" office:value="60465" table:style-name="ce4">
            <text:p>60465</text:p>
          </table:table-cell>
          <table:table-cell office:value-type="float" office:value="64280" table:style-name="ce4">
            <text:p>64280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5" table:style-name="ce4">
            <text:p>725</text:p>
          </table:table-cell>
          <table:table-cell office:value-type="float" office:value="724" table:style-name="ce4">
            <text:p>724</text:p>
          </table:table-cell>
          <table:table-cell office:value-type="float" office:value="79200" table:style-name="ce4">
            <text:p>79200</text:p>
          </table:table-cell>
          <table:table-cell office:value-type="float" office:value="184545" table:style-name="ce4">
            <text:p>184545</text:p>
          </table:table-cell>
          <table:table-cell office:value-type="float" office:value="90303" table:style-name="ce4">
            <text:p>90303</text:p>
          </table:table-cell>
          <table:table-cell office:value-type="float" office:value="94242" table:style-name="ce4">
            <text:p>9424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7" table:style-name="ce4">
            <text:p>1007</text:p>
          </table:table-cell>
          <table:table-cell office:value-type="float" office:value="1004" table:style-name="ce4">
            <text:p>1004</text:p>
          </table:table-cell>
          <table:table-cell office:value-type="float" office:value="107505" table:style-name="ce4">
            <text:p>107505</text:p>
          </table:table-cell>
          <table:table-cell office:value-type="float" office:value="269537" table:style-name="ce4">
            <text:p>269537</text:p>
          </table:table-cell>
          <table:table-cell office:value-type="float" office:value="128828" table:style-name="ce4">
            <text:p>128828</text:p>
          </table:table-cell>
          <table:table-cell office:value-type="float" office:value="140709" table:style-name="ce4">
            <text:p>14070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5" table:style-name="ce4">
            <text:p>455</text:p>
          </table:table-cell>
          <table:table-cell office:value-type="float" office:value="455" table:style-name="ce4">
            <text:p>455</text:p>
          </table:table-cell>
          <table:table-cell office:value-type="float" office:value="47949" table:style-name="ce4">
            <text:p>47949</text:p>
          </table:table-cell>
          <table:table-cell office:value-type="float" office:value="119544" table:style-name="ce4">
            <text:p>119544</text:p>
          </table:table-cell>
          <table:table-cell office:value-type="float" office:value="58361" table:style-name="ce4">
            <text:p>58361</text:p>
          </table:table-cell>
          <table:table-cell office:value-type="float" office:value="61183" table:style-name="ce4">
            <text:p>61183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2" table:style-name="ce4">
            <text:p>912</text:p>
          </table:table-cell>
          <table:table-cell office:value-type="float" office:value="912" table:style-name="ce4">
            <text:p>912</text:p>
          </table:table-cell>
          <table:table-cell office:value-type="float" office:value="109677" table:style-name="ce4">
            <text:p>109677</text:p>
          </table:table-cell>
          <table:table-cell office:value-type="float" office:value="283814" table:style-name="ce4">
            <text:p>283814</text:p>
          </table:table-cell>
          <table:table-cell office:value-type="float" office:value="135230" table:style-name="ce4">
            <text:p>135230</text:p>
          </table:table-cell>
          <table:table-cell office:value-type="float" office:value="148584" table:style-name="ce4">
            <text:p>148584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8013" table:style-name="ce4">
            <text:p>108013</text:p>
          </table:table-cell>
          <table:table-cell office:value-type="float" office:value="280535" table:style-name="ce4">
            <text:p>280535</text:p>
          </table:table-cell>
          <table:table-cell office:value-type="float" office:value="135092" table:style-name="ce4">
            <text:p>135092</text:p>
          </table:table-cell>
          <table:table-cell office:value-type="float" office:value="145443" table:style-name="ce4">
            <text:p>145443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082" table:style-name="ce4">
            <text:p>98082</text:p>
          </table:table-cell>
          <table:table-cell office:value-type="float" office:value="251468" table:style-name="ce4">
            <text:p>251468</text:p>
          </table:table-cell>
          <table:table-cell office:value-type="float" office:value="120686" table:style-name="ce4">
            <text:p>120686</text:p>
          </table:table-cell>
          <table:table-cell office:value-type="float" office:value="130782" table:style-name="ce4">
            <text:p>130782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9-8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9 年 8<text:span text:style-name="T1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89" table:style-name="ce4">
            <text:p>9589</text:p>
          </table:table-cell>
          <table:table-cell office:value-type="float" office:value="9572" table:style-name="ce4">
            <text:p>9572</text:p>
          </table:table-cell>
          <table:table-cell office:value-type="float" office:value="1061368" table:style-name="ce4">
            <text:p>1061368</text:p>
          </table:table-cell>
          <table:table-cell office:value-type="float" office:value="2615642" table:style-name="ce4">
            <text:p>2615642</text:p>
          </table:table-cell>
          <table:table-cell office:value-type="float" office:value="1245157" table:style-name="ce4">
            <text:p>1245157</text:p>
          </table:table-cell>
          <table:table-cell office:value-type="float" office:value="1370485" table:style-name="ce4">
            <text:p>137048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3" table:style-name="ce4">
            <text:p>763</text:p>
          </table:table-cell>
          <table:table-cell office:value-type="float" office:value="81035" table:style-name="ce4">
            <text:p>81035</text:p>
          </table:table-cell>
          <table:table-cell office:value-type="float" office:value="201403" table:style-name="ce4">
            <text:p>201403</text:p>
          </table:table-cell>
          <table:table-cell office:value-type="float" office:value="94101" table:style-name="ce4">
            <text:p>94101</text:p>
          </table:table-cell>
          <table:table-cell office:value-type="float" office:value="107302" table:style-name="ce4">
            <text:p>10730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6" table:style-name="ce4">
            <text:p>906</text:p>
          </table:table-cell>
          <table:table-cell office:value-type="float" office:value="904" table:style-name="ce4">
            <text:p>904</text:p>
          </table:table-cell>
          <table:table-cell office:value-type="float" office:value="89132" table:style-name="ce4">
            <text:p>89132</text:p>
          </table:table-cell>
          <table:table-cell office:value-type="float" office:value="216743" table:style-name="ce4">
            <text:p>216743</text:p>
          </table:table-cell>
          <table:table-cell office:value-type="float" office:value="102870" table:style-name="ce4">
            <text:p>102870</text:p>
          </table:table-cell>
          <table:table-cell office:value-type="float" office:value="113873" table:style-name="ce4">
            <text:p>11387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1420" table:style-name="ce4">
            <text:p>121420</text:p>
          </table:table-cell>
          <table:table-cell office:value-type="float" office:value="304088" table:style-name="ce4">
            <text:p>304088</text:p>
          </table:table-cell>
          <table:table-cell office:value-type="float" office:value="141527" table:style-name="ce4">
            <text:p>141527</text:p>
          </table:table-cell>
          <table:table-cell office:value-type="float" office:value="162561" table:style-name="ce4">
            <text:p>16256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900" table:style-name="ce4">
            <text:p>100900</text:p>
          </table:table-cell>
          <table:table-cell office:value-type="float" office:value="225321" table:style-name="ce4">
            <text:p>225321</text:p>
          </table:table-cell>
          <table:table-cell office:value-type="float" office:value="104454" table:style-name="ce4">
            <text:p>104454</text:p>
          </table:table-cell>
          <table:table-cell office:value-type="float" office:value="120867" table:style-name="ce4">
            <text:p>12086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782" table:style-name="ce4">
            <text:p>65782</text:p>
          </table:table-cell>
          <table:table-cell office:value-type="float" office:value="156030" table:style-name="ce4">
            <text:p>156030</text:p>
          </table:table-cell>
          <table:table-cell office:value-type="float" office:value="74308" table:style-name="ce4">
            <text:p>74308</text:p>
          </table:table-cell>
          <table:table-cell office:value-type="float" office:value="81722" table:style-name="ce4">
            <text:p>8172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2" table:style-name="ce4">
            <text:p>522</text:p>
          </table:table-cell>
          <table:table-cell office:value-type="float" office:value="521" table:style-name="ce4">
            <text:p>521</text:p>
          </table:table-cell>
          <table:table-cell office:value-type="float" office:value="52045" table:style-name="ce4">
            <text:p>52045</text:p>
          </table:table-cell>
          <table:table-cell office:value-type="float" office:value="124580" table:style-name="ce4">
            <text:p>124580</text:p>
          </table:table-cell>
          <table:table-cell office:value-type="float" office:value="60366" table:style-name="ce4">
            <text:p>60366</text:p>
          </table:table-cell>
          <table:table-cell office:value-type="float" office:value="64214" table:style-name="ce4">
            <text:p>6421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4" table:style-name="ce4">
            <text:p>724</text:p>
          </table:table-cell>
          <table:table-cell office:value-type="float" office:value="724" table:style-name="ce4">
            <text:p>724</text:p>
          </table:table-cell>
          <table:table-cell office:value-type="float" office:value="79334" table:style-name="ce4">
            <text:p>79334</text:p>
          </table:table-cell>
          <table:table-cell office:value-type="float" office:value="184296" table:style-name="ce4">
            <text:p>184296</text:p>
          </table:table-cell>
          <table:table-cell office:value-type="float" office:value="90215" table:style-name="ce4">
            <text:p>90215</text:p>
          </table:table-cell>
          <table:table-cell office:value-type="float" office:value="94081" table:style-name="ce4">
            <text:p>9408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7" table:style-name="ce4">
            <text:p>1007</text:p>
          </table:table-cell>
          <table:table-cell office:value-type="float" office:value="1004" table:style-name="ce4">
            <text:p>1004</text:p>
          </table:table-cell>
          <table:table-cell office:value-type="float" office:value="107598" table:style-name="ce4">
            <text:p>107598</text:p>
          </table:table-cell>
          <table:table-cell office:value-type="float" office:value="269156" table:style-name="ce4">
            <text:p>269156</text:p>
          </table:table-cell>
          <table:table-cell office:value-type="float" office:value="128614" table:style-name="ce4">
            <text:p>128614</text:p>
          </table:table-cell>
          <table:table-cell office:value-type="float" office:value="140542" table:style-name="ce4">
            <text:p>14054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5" table:style-name="ce4">
            <text:p>455</text:p>
          </table:table-cell>
          <table:table-cell office:value-type="float" office:value="455" table:style-name="ce4">
            <text:p>455</text:p>
          </table:table-cell>
          <table:table-cell office:value-type="float" office:value="48036" table:style-name="ce4">
            <text:p>48036</text:p>
          </table:table-cell>
          <table:table-cell office:value-type="float" office:value="119413" table:style-name="ce4">
            <text:p>119413</text:p>
          </table:table-cell>
          <table:table-cell office:value-type="float" office:value="58280" table:style-name="ce4">
            <text:p>58280</text:p>
          </table:table-cell>
          <table:table-cell office:value-type="float" office:value="61133" table:style-name="ce4">
            <text:p>61133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2" table:style-name="ce4">
            <text:p>912</text:p>
          </table:table-cell>
          <table:table-cell office:value-type="float" office:value="912" table:style-name="ce4">
            <text:p>912</text:p>
          </table:table-cell>
          <table:table-cell office:value-type="float" office:value="109817" table:style-name="ce4">
            <text:p>109817</text:p>
          </table:table-cell>
          <table:table-cell office:value-type="float" office:value="283393" table:style-name="ce4">
            <text:p>283393</text:p>
          </table:table-cell>
          <table:table-cell office:value-type="float" office:value="135039" table:style-name="ce4">
            <text:p>135039</text:p>
          </table:table-cell>
          <table:table-cell office:value-type="float" office:value="148354" table:style-name="ce4">
            <text:p>148354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8098" table:style-name="ce4">
            <text:p>108098</text:p>
          </table:table-cell>
          <table:table-cell office:value-type="float" office:value="280042" table:style-name="ce4">
            <text:p>280042</text:p>
          </table:table-cell>
          <table:table-cell office:value-type="float" office:value="134821" table:style-name="ce4">
            <text:p>134821</text:p>
          </table:table-cell>
          <table:table-cell office:value-type="float" office:value="145221" table:style-name="ce4">
            <text:p>14522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171" table:style-name="ce4">
            <text:p>98171</text:p>
          </table:table-cell>
          <table:table-cell office:value-type="float" office:value="251177" table:style-name="ce4">
            <text:p>251177</text:p>
          </table:table-cell>
          <table:table-cell office:value-type="float" office:value="120562" table:style-name="ce4">
            <text:p>120562</text:p>
          </table:table-cell>
          <table:table-cell office:value-type="float" office:value="130615" table:style-name="ce4">
            <text:p>130615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9-9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9 年 9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covered-table-cell/>
          <table:table-cell office:value-type="string" table:style-name="ce8">
            <text:p>合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89" table:style-name="ce4">
            <text:p>9589</text:p>
          </table:table-cell>
          <table:table-cell office:value-type="float" office:value="9569" table:style-name="ce4">
            <text:p>9569</text:p>
          </table:table-cell>
          <table:table-cell office:value-type="float" office:value="1062479" table:style-name="ce4">
            <text:p>1062479</text:p>
          </table:table-cell>
          <table:table-cell office:value-type="float" office:value="2610762" table:style-name="ce4">
            <text:p>2610762</text:p>
          </table:table-cell>
          <table:table-cell office:value-type="float" office:value="1242747" table:style-name="ce4">
            <text:p>1242747</text:p>
          </table:table-cell>
          <table:table-cell office:value-type="float" office:value="1368015" table:style-name="ce4">
            <text:p>136801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3" table:style-name="ce4">
            <text:p>763</text:p>
          </table:table-cell>
          <table:table-cell office:value-type="float" office:value="81055" table:style-name="ce4">
            <text:p>81055</text:p>
          </table:table-cell>
          <table:table-cell office:value-type="float" office:value="200837" table:style-name="ce4">
            <text:p>200837</text:p>
          </table:table-cell>
          <table:table-cell office:value-type="float" office:value="93797" table:style-name="ce4">
            <text:p>93797</text:p>
          </table:table-cell>
          <table:table-cell office:value-type="float" office:value="107040" table:style-name="ce4">
            <text:p>107040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6" table:style-name="ce4">
            <text:p>906</text:p>
          </table:table-cell>
          <table:table-cell office:value-type="float" office:value="904" table:style-name="ce4">
            <text:p>904</text:p>
          </table:table-cell>
          <table:table-cell office:value-type="float" office:value="89178" table:style-name="ce4">
            <text:p>89178</text:p>
          </table:table-cell>
          <table:table-cell office:value-type="float" office:value="216333" table:style-name="ce4">
            <text:p>216333</text:p>
          </table:table-cell>
          <table:table-cell office:value-type="float" office:value="102691" table:style-name="ce4">
            <text:p>102691</text:p>
          </table:table-cell>
          <table:table-cell office:value-type="float" office:value="113642" table:style-name="ce4">
            <text:p>11364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1488" table:style-name="ce4">
            <text:p>121488</text:p>
          </table:table-cell>
          <table:table-cell office:value-type="float" office:value="303396" table:style-name="ce4">
            <text:p>303396</text:p>
          </table:table-cell>
          <table:table-cell office:value-type="float" office:value="141227" table:style-name="ce4">
            <text:p>141227</text:p>
          </table:table-cell>
          <table:table-cell office:value-type="float" office:value="162169" table:style-name="ce4">
            <text:p>16216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1055" table:style-name="ce4">
            <text:p>101055</text:p>
          </table:table-cell>
          <table:table-cell office:value-type="float" office:value="224942" table:style-name="ce4">
            <text:p>224942</text:p>
          </table:table-cell>
          <table:table-cell office:value-type="float" office:value="104231" table:style-name="ce4">
            <text:p>104231</text:p>
          </table:table-cell>
          <table:table-cell office:value-type="float" office:value="120711" table:style-name="ce4">
            <text:p>120711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855" table:style-name="ce4">
            <text:p>65855</text:p>
          </table:table-cell>
          <table:table-cell office:value-type="float" office:value="155527" table:style-name="ce4">
            <text:p>155527</text:p>
          </table:table-cell>
          <table:table-cell office:value-type="float" office:value="74080" table:style-name="ce4">
            <text:p>74080</text:p>
          </table:table-cell>
          <table:table-cell office:value-type="float" office:value="81447" table:style-name="ce4">
            <text:p>8144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2" table:style-name="ce4">
            <text:p>522</text:p>
          </table:table-cell>
          <table:table-cell office:value-type="float" office:value="521" table:style-name="ce4">
            <text:p>521</text:p>
          </table:table-cell>
          <table:table-cell office:value-type="float" office:value="52114" table:style-name="ce4">
            <text:p>52114</text:p>
          </table:table-cell>
          <table:table-cell office:value-type="float" office:value="124270" table:style-name="ce4">
            <text:p>124270</text:p>
          </table:table-cell>
          <table:table-cell office:value-type="float" office:value="60205" table:style-name="ce4">
            <text:p>60205</text:p>
          </table:table-cell>
          <table:table-cell office:value-type="float" office:value="64065" table:style-name="ce4">
            <text:p>6406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4" table:style-name="ce4">
            <text:p>724</text:p>
          </table:table-cell>
          <table:table-cell office:value-type="float" office:value="723" table:style-name="ce4">
            <text:p>723</text:p>
          </table:table-cell>
          <table:table-cell office:value-type="float" office:value="79443" table:style-name="ce4">
            <text:p>79443</text:p>
          </table:table-cell>
          <table:table-cell office:value-type="float" office:value="183985" table:style-name="ce4">
            <text:p>183985</text:p>
          </table:table-cell>
          <table:table-cell office:value-type="float" office:value="90076" table:style-name="ce4">
            <text:p>90076</text:p>
          </table:table-cell>
          <table:table-cell office:value-type="float" office:value="93909" table:style-name="ce4">
            <text:p>9390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7" table:style-name="ce4">
            <text:p>1007</text:p>
          </table:table-cell>
          <table:table-cell office:value-type="float" office:value="1002" table:style-name="ce4">
            <text:p>1002</text:p>
          </table:table-cell>
          <table:table-cell office:value-type="float" office:value="107783" table:style-name="ce4">
            <text:p>107783</text:p>
          </table:table-cell>
          <table:table-cell office:value-type="float" office:value="268848" table:style-name="ce4">
            <text:p>268848</text:p>
          </table:table-cell>
          <table:table-cell office:value-type="float" office:value="128437" table:style-name="ce4">
            <text:p>128437</text:p>
          </table:table-cell>
          <table:table-cell office:value-type="float" office:value="140411" table:style-name="ce4">
            <text:p>140411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5" table:style-name="ce4">
            <text:p>455</text:p>
          </table:table-cell>
          <table:table-cell office:value-type="float" office:value="455" table:style-name="ce4">
            <text:p>455</text:p>
          </table:table-cell>
          <table:table-cell office:value-type="float" office:value="48115" table:style-name="ce4">
            <text:p>48115</text:p>
          </table:table-cell>
          <table:table-cell office:value-type="float" office:value="119206" table:style-name="ce4">
            <text:p>119206</text:p>
          </table:table-cell>
          <table:table-cell office:value-type="float" office:value="58129" table:style-name="ce4">
            <text:p>58129</text:p>
          </table:table-cell>
          <table:table-cell office:value-type="float" office:value="61077" table:style-name="ce4">
            <text:p>6107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2" table:style-name="ce4">
            <text:p>912</text:p>
          </table:table-cell>
          <table:table-cell office:value-type="float" office:value="912" table:style-name="ce4">
            <text:p>912</text:p>
          </table:table-cell>
          <table:table-cell office:value-type="float" office:value="109961" table:style-name="ce4">
            <text:p>109961</text:p>
          </table:table-cell>
          <table:table-cell office:value-type="float" office:value="283028" table:style-name="ce4">
            <text:p>283028</text:p>
          </table:table-cell>
          <table:table-cell office:value-type="float" office:value="134872" table:style-name="ce4">
            <text:p>134872</text:p>
          </table:table-cell>
          <table:table-cell office:value-type="float" office:value="148156" table:style-name="ce4">
            <text:p>148156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8196" table:style-name="ce4">
            <text:p>108196</text:p>
          </table:table-cell>
          <table:table-cell office:value-type="float" office:value="279539" table:style-name="ce4">
            <text:p>279539</text:p>
          </table:table-cell>
          <table:table-cell office:value-type="float" office:value="134581" table:style-name="ce4">
            <text:p>134581</text:p>
          </table:table-cell>
          <table:table-cell office:value-type="float" office:value="144958" table:style-name="ce4">
            <text:p>144958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236" table:style-name="ce4">
            <text:p>98236</text:p>
          </table:table-cell>
          <table:table-cell office:value-type="float" office:value="250851" table:style-name="ce4">
            <text:p>250851</text:p>
          </table:table-cell>
          <table:table-cell office:value-type="float" office:value="120421" table:style-name="ce4">
            <text:p>120421</text:p>
          </table:table-cell>
          <table:table-cell office:value-type="float" office:value="130430" table:style-name="ce4">
            <text:p>130430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9-10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9 年 10<text:span text:style-name="T1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88" table:style-name="ce4">
            <text:p>9588</text:p>
          </table:table-cell>
          <table:table-cell office:value-type="float" office:value="9568" table:style-name="ce4">
            <text:p>9568</text:p>
          </table:table-cell>
          <table:table-cell office:value-type="float" office:value="1061934" table:style-name="ce4">
            <text:p>1061934</text:p>
          </table:table-cell>
          <table:table-cell office:value-type="float" office:value="2608332" table:style-name="ce4">
            <text:p>2608332</text:p>
          </table:table-cell>
          <table:table-cell office:value-type="float" office:value="1241493" table:style-name="ce4">
            <text:p>1241493</text:p>
          </table:table-cell>
          <table:table-cell office:value-type="float" office:value="1366839" table:style-name="ce4">
            <text:p>136683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3" table:style-name="ce4">
            <text:p>763</text:p>
          </table:table-cell>
          <table:table-cell office:value-type="float" office:value="81031" table:style-name="ce4">
            <text:p>81031</text:p>
          </table:table-cell>
          <table:table-cell office:value-type="float" office:value="200767" table:style-name="ce4">
            <text:p>200767</text:p>
          </table:table-cell>
          <table:table-cell office:value-type="float" office:value="93749" table:style-name="ce4">
            <text:p>93749</text:p>
          </table:table-cell>
          <table:table-cell office:value-type="float" office:value="107018" table:style-name="ce4">
            <text:p>107018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6" table:style-name="ce4">
            <text:p>906</text:p>
          </table:table-cell>
          <table:table-cell office:value-type="float" office:value="904" table:style-name="ce4">
            <text:p>904</text:p>
          </table:table-cell>
          <table:table-cell office:value-type="float" office:value="89082" table:style-name="ce4">
            <text:p>89082</text:p>
          </table:table-cell>
          <table:table-cell office:value-type="float" office:value="216015" table:style-name="ce4">
            <text:p>216015</text:p>
          </table:table-cell>
          <table:table-cell office:value-type="float" office:value="102546" table:style-name="ce4">
            <text:p>102546</text:p>
          </table:table-cell>
          <table:table-cell office:value-type="float" office:value="113469" table:style-name="ce4">
            <text:p>11346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1364" table:style-name="ce4">
            <text:p>121364</text:p>
          </table:table-cell>
          <table:table-cell office:value-type="float" office:value="303209" table:style-name="ce4">
            <text:p>303209</text:p>
          </table:table-cell>
          <table:table-cell office:value-type="float" office:value="141137" table:style-name="ce4">
            <text:p>141137</text:p>
          </table:table-cell>
          <table:table-cell office:value-type="float" office:value="162072" table:style-name="ce4">
            <text:p>16207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1023" table:style-name="ce4">
            <text:p>101023</text:p>
          </table:table-cell>
          <table:table-cell office:value-type="float" office:value="224707" table:style-name="ce4">
            <text:p>224707</text:p>
          </table:table-cell>
          <table:table-cell office:value-type="float" office:value="104138" table:style-name="ce4">
            <text:p>104138</text:p>
          </table:table-cell>
          <table:table-cell office:value-type="float" office:value="120569" table:style-name="ce4">
            <text:p>12056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820" table:style-name="ce4">
            <text:p>65820</text:p>
          </table:table-cell>
          <table:table-cell office:value-type="float" office:value="155508" table:style-name="ce4">
            <text:p>155508</text:p>
          </table:table-cell>
          <table:table-cell office:value-type="float" office:value="73997" table:style-name="ce4">
            <text:p>73997</text:p>
          </table:table-cell>
          <table:table-cell office:value-type="float" office:value="81511" table:style-name="ce4">
            <text:p>81511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2" table:style-name="ce4">
            <text:p>522</text:p>
          </table:table-cell>
          <table:table-cell office:value-type="float" office:value="521" table:style-name="ce4">
            <text:p>521</text:p>
          </table:table-cell>
          <table:table-cell office:value-type="float" office:value="52090" table:style-name="ce4">
            <text:p>52090</text:p>
          </table:table-cell>
          <table:table-cell office:value-type="float" office:value="124081" table:style-name="ce4">
            <text:p>124081</text:p>
          </table:table-cell>
          <table:table-cell office:value-type="float" office:value="60123" table:style-name="ce4">
            <text:p>60123</text:p>
          </table:table-cell>
          <table:table-cell office:value-type="float" office:value="63958" table:style-name="ce4">
            <text:p>63958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4" table:style-name="ce4">
            <text:p>724</text:p>
          </table:table-cell>
          <table:table-cell office:value-type="float" office:value="723" table:style-name="ce4">
            <text:p>723</text:p>
          </table:table-cell>
          <table:table-cell office:value-type="float" office:value="79401" table:style-name="ce4">
            <text:p>79401</text:p>
          </table:table-cell>
          <table:table-cell office:value-type="float" office:value="183633" table:style-name="ce4">
            <text:p>183633</text:p>
          </table:table-cell>
          <table:table-cell office:value-type="float" office:value="89891" table:style-name="ce4">
            <text:p>89891</text:p>
          </table:table-cell>
          <table:table-cell office:value-type="float" office:value="93742" table:style-name="ce4">
            <text:p>9374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5" table:style-name="ce4">
            <text:p>1005</text:p>
          </table:table-cell>
          <table:table-cell office:value-type="float" office:value="1001" table:style-name="ce4">
            <text:p>1001</text:p>
          </table:table-cell>
          <table:table-cell office:value-type="float" office:value="107753" table:style-name="ce4">
            <text:p>107753</text:p>
          </table:table-cell>
          <table:table-cell office:value-type="float" office:value="268657" table:style-name="ce4">
            <text:p>268657</text:p>
          </table:table-cell>
          <table:table-cell office:value-type="float" office:value="128352" table:style-name="ce4">
            <text:p>128352</text:p>
          </table:table-cell>
          <table:table-cell office:value-type="float" office:value="140305" table:style-name="ce4">
            <text:p>14030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5" table:style-name="ce4">
            <text:p>455</text:p>
          </table:table-cell>
          <table:table-cell office:value-type="float" office:value="455" table:style-name="ce4">
            <text:p>455</text:p>
          </table:table-cell>
          <table:table-cell office:value-type="float" office:value="48083" table:style-name="ce4">
            <text:p>48083</text:p>
          </table:table-cell>
          <table:table-cell office:value-type="float" office:value="119036" table:style-name="ce4">
            <text:p>119036</text:p>
          </table:table-cell>
          <table:table-cell office:value-type="float" office:value="58064" table:style-name="ce4">
            <text:p>58064</text:p>
          </table:table-cell>
          <table:table-cell office:value-type="float" office:value="60972" table:style-name="ce4">
            <text:p>6097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3" table:style-name="ce4">
            <text:p>913</text:p>
          </table:table-cell>
          <table:table-cell office:value-type="float" office:value="912" table:style-name="ce4">
            <text:p>912</text:p>
          </table:table-cell>
          <table:table-cell office:value-type="float" office:value="109940" table:style-name="ce4">
            <text:p>109940</text:p>
          </table:table-cell>
          <table:table-cell office:value-type="float" office:value="282965" table:style-name="ce4">
            <text:p>282965</text:p>
          </table:table-cell>
          <table:table-cell office:value-type="float" office:value="134826" table:style-name="ce4">
            <text:p>134826</text:p>
          </table:table-cell>
          <table:table-cell office:value-type="float" office:value="148139" table:style-name="ce4">
            <text:p>14813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8180" table:style-name="ce4">
            <text:p>108180</text:p>
          </table:table-cell>
          <table:table-cell office:value-type="float" office:value="279188" table:style-name="ce4">
            <text:p>279188</text:p>
          </table:table-cell>
          <table:table-cell office:value-type="float" office:value="134375" table:style-name="ce4">
            <text:p>134375</text:p>
          </table:table-cell>
          <table:table-cell office:value-type="float" office:value="144813" table:style-name="ce4">
            <text:p>144813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167" table:style-name="ce4">
            <text:p>98167</text:p>
          </table:table-cell>
          <table:table-cell office:value-type="float" office:value="250566" table:style-name="ce4">
            <text:p>250566</text:p>
          </table:table-cell>
          <table:table-cell office:value-type="float" office:value="120295" table:style-name="ce4">
            <text:p>120295</text:p>
          </table:table-cell>
          <table:table-cell office:value-type="float" office:value="130271" table:style-name="ce4">
            <text:p>130271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9-1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9 年 11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covered-table-cell/>
          <table:table-cell office:value-type="string" table:style-name="ce8">
            <text:p>合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總計</text:p>
          </table:table-cell>
          <table:table-cell office:value-type="float" office:value="456" table:style-name="ce4">
            <text:p>456</text:p>
          </table:table-cell>
          <table:table-cell office:value-type="float" office:value="456" table:style-name="ce4">
            <text:p>456</text:p>
          </table:table-cell>
          <table:table-cell office:value-type="float" office:value="9588" table:style-name="ce4">
            <text:p>9588</text:p>
          </table:table-cell>
          <table:table-cell office:value-type="float" office:value="9569" table:style-name="ce4">
            <text:p>9569</text:p>
          </table:table-cell>
          <table:table-cell office:value-type="float" office:value="1061389" table:style-name="ce4">
            <text:p>1061389</text:p>
          </table:table-cell>
          <table:table-cell office:value-type="float" office:value="2605369" table:style-name="ce4">
            <text:p>2605369</text:p>
          </table:table-cell>
          <table:table-cell office:value-type="float" office:value="1240053" table:style-name="ce4">
            <text:p>1240053</text:p>
          </table:table-cell>
          <table:table-cell office:value-type="float" office:value="1365316" table:style-name="ce4">
            <text:p>1365316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松山區</text:p>
          </table:table-cell>
          <table:table-cell office:value-type="float" office:value="33" table:style-name="ce4">
            <text:p>33</text:p>
          </table:table-cell>
          <table:table-cell office:value-type="float" office:value="33" table:style-name="ce4">
            <text:p>33</text:p>
          </table:table-cell>
          <table:table-cell office:value-type="float" office:value="764" table:style-name="ce4">
            <text:p>764</text:p>
          </table:table-cell>
          <table:table-cell office:value-type="float" office:value="763" table:style-name="ce4">
            <text:p>763</text:p>
          </table:table-cell>
          <table:table-cell office:value-type="float" office:value="80982" table:style-name="ce4">
            <text:p>80982</text:p>
          </table:table-cell>
          <table:table-cell office:value-type="float" office:value="200527" table:style-name="ce4">
            <text:p>200527</text:p>
          </table:table-cell>
          <table:table-cell office:value-type="float" office:value="93667" table:style-name="ce4">
            <text:p>93667</text:p>
          </table:table-cell>
          <table:table-cell office:value-type="float" office:value="106860" table:style-name="ce4">
            <text:p>10686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信義區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office:value-type="float" office:value="906" table:style-name="ce4">
            <text:p>906</text:p>
          </table:table-cell>
          <table:table-cell office:value-type="float" office:value="904" table:style-name="ce4">
            <text:p>904</text:p>
          </table:table-cell>
          <table:table-cell office:value-type="float" office:value="89034" table:style-name="ce4">
            <text:p>89034</text:p>
          </table:table-cell>
          <table:table-cell office:value-type="float" office:value="215662" table:style-name="ce4">
            <text:p>215662</text:p>
          </table:table-cell>
          <table:table-cell office:value-type="float" office:value="102365" table:style-name="ce4">
            <text:p>102365</text:p>
          </table:table-cell>
          <table:table-cell office:value-type="float" office:value="113297" table:style-name="ce4">
            <text:p>11329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安區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float" office:value="1026" table:style-name="ce4">
            <text:p>1026</text:p>
          </table:table-cell>
          <table:table-cell office:value-type="float" office:value="1022" table:style-name="ce4">
            <text:p>1022</text:p>
          </table:table-cell>
          <table:table-cell office:value-type="float" office:value="121245" table:style-name="ce4">
            <text:p>121245</text:p>
          </table:table-cell>
          <table:table-cell office:value-type="float" office:value="302859" table:style-name="ce4">
            <text:p>302859</text:p>
          </table:table-cell>
          <table:table-cell office:value-type="float" office:value="141001" table:style-name="ce4">
            <text:p>141001</text:p>
          </table:table-cell>
          <table:table-cell office:value-type="float" office:value="161858" table:style-name="ce4">
            <text:p>161858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山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71" table:style-name="ce4">
            <text:p>871</text:p>
          </table:table-cell>
          <table:table-cell office:value-type="float" office:value="869" table:style-name="ce4">
            <text:p>869</text:p>
          </table:table-cell>
          <table:table-cell office:value-type="float" office:value="100923" table:style-name="ce4">
            <text:p>100923</text:p>
          </table:table-cell>
          <table:table-cell office:value-type="float" office:value="224372" table:style-name="ce4">
            <text:p>224372</text:p>
          </table:table-cell>
          <table:table-cell office:value-type="float" office:value="103967" table:style-name="ce4">
            <text:p>103967</text:p>
          </table:table-cell>
          <table:table-cell office:value-type="float" office:value="120405" table:style-name="ce4">
            <text:p>120405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中正區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583" table:style-name="ce4">
            <text:p>583</text:p>
          </table:table-cell>
          <table:table-cell office:value-type="float" office:value="582" table:style-name="ce4">
            <text:p>582</text:p>
          </table:table-cell>
          <table:table-cell office:value-type="float" office:value="65784" table:style-name="ce4">
            <text:p>65784</text:p>
          </table:table-cell>
          <table:table-cell office:value-type="float" office:value="155335" table:style-name="ce4">
            <text:p>155335</text:p>
          </table:table-cell>
          <table:table-cell office:value-type="float" office:value="73935" table:style-name="ce4">
            <text:p>73935</text:p>
          </table:table-cell>
          <table:table-cell office:value-type="float" office:value="81400" table:style-name="ce4">
            <text:p>814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大同區</text:p>
          </table:table-cell>
          <table:table-cell office:value-type="float" office:value="25" table:style-name="ce4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522" table:style-name="ce4">
            <text:p>522</text:p>
          </table:table-cell>
          <table:table-cell office:value-type="float" office:value="521" table:style-name="ce4">
            <text:p>521</text:p>
          </table:table-cell>
          <table:table-cell office:value-type="float" office:value="52111" table:style-name="ce4">
            <text:p>52111</text:p>
          </table:table-cell>
          <table:table-cell office:value-type="float" office:value="123937" table:style-name="ce4">
            <text:p>123937</text:p>
          </table:table-cell>
          <table:table-cell office:value-type="float" office:value="60065" table:style-name="ce4">
            <text:p>60065</text:p>
          </table:table-cell>
          <table:table-cell office:value-type="float" office:value="63872" table:style-name="ce4">
            <text:p>6387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萬華區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724" table:style-name="ce4">
            <text:p>724</text:p>
          </table:table-cell>
          <table:table-cell office:value-type="float" office:value="723" table:style-name="ce4">
            <text:p>723</text:p>
          </table:table-cell>
          <table:table-cell office:value-type="float" office:value="79369" table:style-name="ce4">
            <text:p>79369</text:p>
          </table:table-cell>
          <table:table-cell office:value-type="float" office:value="183344" table:style-name="ce4">
            <text:p>183344</text:p>
          </table:table-cell>
          <table:table-cell office:value-type="float" office:value="89725" table:style-name="ce4">
            <text:p>89725</text:p>
          </table:table-cell>
          <table:table-cell office:value-type="float" office:value="93619" table:style-name="ce4">
            <text:p>93619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文山區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1005" table:style-name="ce4">
            <text:p>1005</text:p>
          </table:table-cell>
          <table:table-cell office:value-type="float" office:value="1002" table:style-name="ce4">
            <text:p>1002</text:p>
          </table:table-cell>
          <table:table-cell office:value-type="float" office:value="107714" table:style-name="ce4">
            <text:p>107714</text:p>
          </table:table-cell>
          <table:table-cell office:value-type="float" office:value="268450" table:style-name="ce4">
            <text:p>268450</text:p>
          </table:table-cell>
          <table:table-cell office:value-type="float" office:value="128253" table:style-name="ce4">
            <text:p>128253</text:p>
          </table:table-cell>
          <table:table-cell office:value-type="float" office:value="140197" table:style-name="ce4">
            <text:p>140197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南港區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455" table:style-name="ce4">
            <text:p>455</text:p>
          </table:table-cell>
          <table:table-cell office:value-type="float" office:value="455" table:style-name="ce4">
            <text:p>455</text:p>
          </table:table-cell>
          <table:table-cell office:value-type="float" office:value="48064" table:style-name="ce4">
            <text:p>48064</text:p>
          </table:table-cell>
          <table:table-cell office:value-type="float" office:value="118934" table:style-name="ce4">
            <text:p>118934</text:p>
          </table:table-cell>
          <table:table-cell office:value-type="float" office:value="57994" table:style-name="ce4">
            <text:p>57994</text:p>
          </table:table-cell>
          <table:table-cell office:value-type="float" office:value="60940" table:style-name="ce4">
            <text:p>6094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內湖區</text:p>
          </table:table-cell>
          <table:table-cell office:value-type="float" office:value="39" table:style-name="ce4">
            <text:p>39</text:p>
          </table:table-cell>
          <table:table-cell office:value-type="float" office:value="39" table:style-name="ce4">
            <text:p>39</text:p>
          </table:table-cell>
          <table:table-cell office:value-type="float" office:value="913" table:style-name="ce4">
            <text:p>913</text:p>
          </table:table-cell>
          <table:table-cell office:value-type="float" office:value="912" table:style-name="ce4">
            <text:p>912</text:p>
          </table:table-cell>
          <table:table-cell office:value-type="float" office:value="109879" table:style-name="ce4">
            <text:p>109879</text:p>
          </table:table-cell>
          <table:table-cell office:value-type="float" office:value="282759" table:style-name="ce4">
            <text:p>282759</text:p>
          </table:table-cell>
          <table:table-cell office:value-type="float" office:value="134719" table:style-name="ce4">
            <text:p>134719</text:p>
          </table:table-cell>
          <table:table-cell office:value-type="float" office:value="148040" table:style-name="ce4">
            <text:p>14804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士林區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float" office:value="996" table:style-name="ce4">
            <text:p>996</text:p>
          </table:table-cell>
          <table:table-cell office:value-type="float" office:value="995" table:style-name="ce4">
            <text:p>995</text:p>
          </table:table-cell>
          <table:table-cell office:value-type="float" office:value="108169" table:style-name="ce4">
            <text:p>108169</text:p>
          </table:table-cell>
          <table:table-cell office:value-type="float" office:value="278894" table:style-name="ce4">
            <text:p>278894</text:p>
          </table:table-cell>
          <table:table-cell office:value-type="float" office:value="134212" table:style-name="ce4">
            <text:p>134212</text:p>
          </table:table-cell>
          <table:table-cell office:value-type="float" office:value="144682" table:style-name="ce4">
            <text:p>144682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/>北投區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float" office:value="823" table:style-name="ce4">
            <text:p>823</text:p>
          </table:table-cell>
          <table:table-cell office:value-type="float" office:value="821" table:style-name="ce4">
            <text:p>821</text:p>
          </table:table-cell>
          <table:table-cell office:value-type="float" office:value="98115" table:style-name="ce4">
            <text:p>98115</text:p>
          </table:table-cell>
          <table:table-cell office:value-type="float" office:value="250296" table:style-name="ce4">
            <text:p>250296</text:p>
          </table:table-cell>
          <table:table-cell office:value-type="float" office:value="120150" table:style-name="ce4">
            <text:p>120150</text:p>
          </table:table-cell>
          <table:table-cell office:value-type="float" office:value="130146" table:style-name="ce4">
            <text:p>130146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9-12" table:style-name="ta2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18">
            <text:p>臺北市   109 年 12<text:span text:style-name="T2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13">
            <text:p>區別</text:p>
          </table:table-cell>
          <table:table-cell office:value-type="string" table:number-columns-spanned="2" table:number-rows-spanned="1" table:style-name="ce13">
            <text:p>里數</text:p>
          </table:table-cell>
          <table:covered-table-cell/>
          <table:table-cell office:value-type="string" table:number-columns-spanned="2" table:number-rows-spanned="1" table:style-name="ce13">
            <text:p>鄰數</text:p>
          </table:table-cell>
          <table:covered-table-cell/>
          <table:table-cell office:value-type="string" table:number-columns-spanned="1" table:number-rows-spanned="2" table:style-name="ce13">
            <text:p>戶數</text:p>
          </table:table-cell>
          <table:table-cell office:value-type="string" table:number-columns-spanned="3" table:number-rows-spanned="1" table:style-name="ce13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14">
            <text:p>現有門牌</text:p>
          </table:table-cell>
          <table:table-cell office:value-type="string" table:style-name="ce14">
            <text:p>戶籍登記</text:p>
          </table:table-cell>
          <table:table-cell office:value-type="string" table:style-name="ce14">
            <text:p>現有門牌</text:p>
          </table:table-cell>
          <table:table-cell office:value-type="string" table:style-name="ce14">
            <text:p>戶籍登記</text:p>
          </table:table-cell>
          <table:covered-table-cell/>
          <table:table-cell office:value-type="string" table:style-name="ce14">
            <text:p>合計</text:p>
          </table:table-cell>
          <table:table-cell office:value-type="string" table:style-name="ce14">
            <text:p>男</text:p>
          </table:table-cell>
          <table:table-cell office:value-type="string" table:style-name="ce14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總計</text:p>
          </table:table-cell>
          <table:table-cell office:value-type="float" office:value="456" table:style-name="ce16">
            <text:p>456</text:p>
          </table:table-cell>
          <table:table-cell office:value-type="float" office:value="456" table:style-name="ce16">
            <text:p>456</text:p>
          </table:table-cell>
          <table:table-cell office:value-type="float" office:value="9589" table:style-name="ce16">
            <text:p>9589</text:p>
          </table:table-cell>
          <table:table-cell office:value-type="float" office:value="9569" table:style-name="ce16">
            <text:p>9569</text:p>
          </table:table-cell>
          <table:table-cell office:value-type="float" office:value="1061000" table:style-name="ce16">
            <text:p>1061000</text:p>
          </table:table-cell>
          <table:table-cell office:value-type="float" office:value="2602418" table:style-name="ce16">
            <text:p>2602418</text:p>
          </table:table-cell>
          <table:table-cell office:value-type="float" office:value="1238618" table:style-name="ce16">
            <text:p>1238618</text:p>
          </table:table-cell>
          <table:table-cell office:value-type="float" office:value="1363800" table:style-name="ce16">
            <text:p>136380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松山區</text:p>
          </table:table-cell>
          <table:table-cell office:value-type="float" office:value="33" table:style-name="ce16">
            <text:p>33</text:p>
          </table:table-cell>
          <table:table-cell office:value-type="float" office:value="33" table:style-name="ce16">
            <text:p>33</text:p>
          </table:table-cell>
          <table:table-cell office:value-type="float" office:value="764" table:style-name="ce16">
            <text:p>764</text:p>
          </table:table-cell>
          <table:table-cell office:value-type="float" office:value="763" table:style-name="ce16">
            <text:p>763</text:p>
          </table:table-cell>
          <table:table-cell office:value-type="float" office:value="80954" table:style-name="ce16">
            <text:p>80954</text:p>
          </table:table-cell>
          <table:table-cell office:value-type="float" office:value="200316" table:style-name="ce16">
            <text:p>200316</text:p>
          </table:table-cell>
          <table:table-cell office:value-type="float" office:value="93573" table:style-name="ce16">
            <text:p>93573</text:p>
          </table:table-cell>
          <table:table-cell office:value-type="float" office:value="106743" table:style-name="ce16">
            <text:p>106743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信義區</text:p>
          </table:table-cell>
          <table:table-cell office:value-type="float" office:value="41" table:style-name="ce16">
            <text:p>41</text:p>
          </table:table-cell>
          <table:table-cell office:value-type="float" office:value="41" table:style-name="ce16">
            <text:p>41</text:p>
          </table:table-cell>
          <table:table-cell office:value-type="float" office:value="906" table:style-name="ce16">
            <text:p>906</text:p>
          </table:table-cell>
          <table:table-cell office:value-type="float" office:value="904" table:style-name="ce16">
            <text:p>904</text:p>
          </table:table-cell>
          <table:table-cell office:value-type="float" office:value="88952" table:style-name="ce16">
            <text:p>88952</text:p>
          </table:table-cell>
          <table:table-cell office:value-type="float" office:value="215240" table:style-name="ce16">
            <text:p>215240</text:p>
          </table:table-cell>
          <table:table-cell office:value-type="float" office:value="102171" table:style-name="ce16">
            <text:p>102171</text:p>
          </table:table-cell>
          <table:table-cell office:value-type="float" office:value="113069" table:style-name="ce16">
            <text:p>113069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大安區</text:p>
          </table:table-cell>
          <table:table-cell office:value-type="float" office:value="53" table:style-name="ce16">
            <text:p>53</text:p>
          </table:table-cell>
          <table:table-cell office:value-type="float" office:value="53" table:style-name="ce16">
            <text:p>53</text:p>
          </table:table-cell>
          <table:table-cell office:value-type="float" office:value="1026" table:style-name="ce16">
            <text:p>1026</text:p>
          </table:table-cell>
          <table:table-cell office:value-type="float" office:value="1022" table:style-name="ce16">
            <text:p>1022</text:p>
          </table:table-cell>
          <table:table-cell office:value-type="float" office:value="121152" table:style-name="ce16">
            <text:p>121152</text:p>
          </table:table-cell>
          <table:table-cell office:value-type="float" office:value="302644" table:style-name="ce16">
            <text:p>302644</text:p>
          </table:table-cell>
          <table:table-cell office:value-type="float" office:value="140899" table:style-name="ce16">
            <text:p>140899</text:p>
          </table:table-cell>
          <table:table-cell office:value-type="float" office:value="161745" table:style-name="ce16">
            <text:p>161745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中山區</text:p>
          </table:table-cell>
          <table:table-cell office:value-type="float" office:value="42" table:style-name="ce16">
            <text:p>42</text:p>
          </table:table-cell>
          <table:table-cell office:value-type="float" office:value="42" table:style-name="ce16">
            <text:p>42</text:p>
          </table:table-cell>
          <table:table-cell office:value-type="float" office:value="871" table:style-name="ce16">
            <text:p>871</text:p>
          </table:table-cell>
          <table:table-cell office:value-type="float" office:value="869" table:style-name="ce16">
            <text:p>869</text:p>
          </table:table-cell>
          <table:table-cell office:value-type="float" office:value="100790" table:style-name="ce16">
            <text:p>100790</text:p>
          </table:table-cell>
          <table:table-cell office:value-type="float" office:value="223876" table:style-name="ce16">
            <text:p>223876</text:p>
          </table:table-cell>
          <table:table-cell office:value-type="float" office:value="103720" table:style-name="ce16">
            <text:p>103720</text:p>
          </table:table-cell>
          <table:table-cell office:value-type="float" office:value="120156" table:style-name="ce16">
            <text:p>120156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中正區</text:p>
          </table:table-cell>
          <table:table-cell office:value-type="float" office:value="31" table:style-name="ce16">
            <text:p>31</text:p>
          </table:table-cell>
          <table:table-cell office:value-type="float" office:value="31" table:style-name="ce16">
            <text:p>31</text:p>
          </table:table-cell>
          <table:table-cell office:value-type="float" office:value="583" table:style-name="ce16">
            <text:p>583</text:p>
          </table:table-cell>
          <table:table-cell office:value-type="float" office:value="582" table:style-name="ce16">
            <text:p>582</text:p>
          </table:table-cell>
          <table:table-cell office:value-type="float" office:value="65795" table:style-name="ce16">
            <text:p>65795</text:p>
          </table:table-cell>
          <table:table-cell office:value-type="float" office:value="155397" table:style-name="ce16">
            <text:p>155397</text:p>
          </table:table-cell>
          <table:table-cell office:value-type="float" office:value="73952" table:style-name="ce16">
            <text:p>73952</text:p>
          </table:table-cell>
          <table:table-cell office:value-type="float" office:value="81445" table:style-name="ce16">
            <text:p>81445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大同區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523" table:style-name="ce16">
            <text:p>523</text:p>
          </table:table-cell>
          <table:table-cell office:value-type="float" office:value="521" table:style-name="ce16">
            <text:p>521</text:p>
          </table:table-cell>
          <table:table-cell office:value-type="float" office:value="52132" table:style-name="ce16">
            <text:p>52132</text:p>
          </table:table-cell>
          <table:table-cell office:value-type="float" office:value="123849" table:style-name="ce16">
            <text:p>123849</text:p>
          </table:table-cell>
          <table:table-cell office:value-type="float" office:value="60026" table:style-name="ce16">
            <text:p>60026</text:p>
          </table:table-cell>
          <table:table-cell office:value-type="float" office:value="63823" table:style-name="ce16">
            <text:p>63823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萬華區</text:p>
          </table:table-cell>
          <table:table-cell office:value-type="float" office:value="36" table:style-name="ce16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724" table:style-name="ce16">
            <text:p>724</text:p>
          </table:table-cell>
          <table:table-cell office:value-type="float" office:value="723" table:style-name="ce16">
            <text:p>723</text:p>
          </table:table-cell>
          <table:table-cell office:value-type="float" office:value="79376" table:style-name="ce16">
            <text:p>79376</text:p>
          </table:table-cell>
          <table:table-cell office:value-type="float" office:value="183088" table:style-name="ce16">
            <text:p>183088</text:p>
          </table:table-cell>
          <table:table-cell office:value-type="float" office:value="89578" table:style-name="ce16">
            <text:p>89578</text:p>
          </table:table-cell>
          <table:table-cell office:value-type="float" office:value="93510" table:style-name="ce16">
            <text:p>93510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文山區</text:p>
          </table:table-cell>
          <table:table-cell office:value-type="float" office:value="43" table:style-name="ce16">
            <text:p>43</text:p>
          </table:table-cell>
          <table:table-cell office:value-type="float" office:value="43" table:style-name="ce16">
            <text:p>43</text:p>
          </table:table-cell>
          <table:table-cell office:value-type="float" office:value="1005" table:style-name="ce16">
            <text:p>1005</text:p>
          </table:table-cell>
          <table:table-cell office:value-type="float" office:value="1002" table:style-name="ce16">
            <text:p>1002</text:p>
          </table:table-cell>
          <table:table-cell office:value-type="float" office:value="107669" table:style-name="ce16">
            <text:p>107669</text:p>
          </table:table-cell>
          <table:table-cell office:value-type="float" office:value="268130" table:style-name="ce16">
            <text:p>268130</text:p>
          </table:table-cell>
          <table:table-cell office:value-type="float" office:value="128096" table:style-name="ce16">
            <text:p>128096</text:p>
          </table:table-cell>
          <table:table-cell office:value-type="float" office:value="140034" table:style-name="ce16">
            <text:p>140034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南港區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455" table:style-name="ce16">
            <text:p>455</text:p>
          </table:table-cell>
          <table:table-cell office:value-type="float" office:value="455" table:style-name="ce16">
            <text:p>455</text:p>
          </table:table-cell>
          <table:table-cell office:value-type="float" office:value="48010" table:style-name="ce16">
            <text:p>48010</text:p>
          </table:table-cell>
          <table:table-cell office:value-type="float" office:value="118758" table:style-name="ce16">
            <text:p>118758</text:p>
          </table:table-cell>
          <table:table-cell office:value-type="float" office:value="57916" table:style-name="ce16">
            <text:p>57916</text:p>
          </table:table-cell>
          <table:table-cell office:value-type="float" office:value="60842" table:style-name="ce16">
            <text:p>60842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內湖區</text:p>
          </table:table-cell>
          <table:table-cell office:value-type="float" office:value="39" table:style-name="ce16">
            <text:p>39</text:p>
          </table:table-cell>
          <table:table-cell office:value-type="float" office:value="39" table:style-name="ce16">
            <text:p>39</text:p>
          </table:table-cell>
          <table:table-cell office:value-type="float" office:value="913" table:style-name="ce16">
            <text:p>913</text:p>
          </table:table-cell>
          <table:table-cell office:value-type="float" office:value="912" table:style-name="ce16">
            <text:p>912</text:p>
          </table:table-cell>
          <table:table-cell office:value-type="float" office:value="109891" table:style-name="ce16">
            <text:p>109891</text:p>
          </table:table-cell>
          <table:table-cell office:value-type="float" office:value="282525" table:style-name="ce16">
            <text:p>282525</text:p>
          </table:table-cell>
          <table:table-cell office:value-type="float" office:value="134624" table:style-name="ce16">
            <text:p>134624</text:p>
          </table:table-cell>
          <table:table-cell office:value-type="float" office:value="147901" table:style-name="ce16">
            <text:p>147901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士林區</text:p>
          </table:table-cell>
          <table:table-cell office:value-type="float" office:value="51" table:style-name="ce16">
            <text:p>51</text:p>
          </table:table-cell>
          <table:table-cell office:value-type="float" office:value="51" table:style-name="ce16">
            <text:p>51</text:p>
          </table:table-cell>
          <table:table-cell office:value-type="float" office:value="996" table:style-name="ce16">
            <text:p>996</text:p>
          </table:table-cell>
          <table:table-cell office:value-type="float" office:value="995" table:style-name="ce16">
            <text:p>995</text:p>
          </table:table-cell>
          <table:table-cell office:value-type="float" office:value="108148" table:style-name="ce16">
            <text:p>108148</text:p>
          </table:table-cell>
          <table:table-cell office:value-type="float" office:value="278451" table:style-name="ce16">
            <text:p>278451</text:p>
          </table:table-cell>
          <table:table-cell office:value-type="float" office:value="134007" table:style-name="ce16">
            <text:p>134007</text:p>
          </table:table-cell>
          <table:table-cell office:value-type="float" office:value="144444" table:style-name="ce16">
            <text:p>144444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<text:s/>北投區</text:p>
          </table:table-cell>
          <table:table-cell office:value-type="float" office:value="42" table:style-name="ce16">
            <text:p>42</text:p>
          </table:table-cell>
          <table:table-cell office:value-type="float" office:value="42" table:style-name="ce16">
            <text:p>42</text:p>
          </table:table-cell>
          <table:table-cell office:value-type="float" office:value="823" table:style-name="ce16">
            <text:p>823</text:p>
          </table:table-cell>
          <table:table-cell office:value-type="float" office:value="821" table:style-name="ce16">
            <text:p>821</text:p>
          </table:table-cell>
          <table:table-cell office:value-type="float" office:value="98131" table:style-name="ce16">
            <text:p>98131</text:p>
          </table:table-cell>
          <table:table-cell office:value-type="float" office:value="250144" table:style-name="ce16">
            <text:p>250144</text:p>
          </table:table-cell>
          <table:table-cell office:value-type="float" office:value="120056" table:style-name="ce16">
            <text:p>120056</text:p>
          </table:table-cell>
          <table:table-cell office:value-type="float" office:value="130088" table:style-name="ce16">
            <text:p>130088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1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貴因 楊</meta:initial-creator>
    <dc:creator>貴因 楊</dc:creator>
    <meta:creation-date>2020-02-05T06:17:36Z</meta:creation-date>
    <dc:date>2021-01-05T03:33:36Z</dc:date>
  </office:meta>
</office:document-meta>
</file>